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20000000204B249CA79A42C6D7.png" manifest:media-type="image/png"/>
  <manifest:file-entry manifest:full-path="layout-cache" manifest:media-type="application/binary"/>
  <manifest:file-entry manifest:full-path="Basic/Standard/ThisDocument.xml" manifest:media-type="text/xml"/>
  <manifest:file-entry manifest:full-path="Basic/Standard/SpracheEnglischNA.xml" manifest:media-type="text/xml"/>
  <manifest:file-entry manifest:full-path="Basic/Standard/SpracheDeutsch.xml" manifest:media-type="text/xml"/>
  <manifest:file-entry manifest:full-path="Basic/Standard/Datum.xml" manifest:media-type="text/xml"/>
  <manifest:file-entry manifest:full-path="Basic/Standard/Trennblatt.xml" manifest:media-type="text/xml"/>
  <manifest:file-entry manifest:full-path="Basic/Standard/Uhrzeit.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svg:font-family="Courier"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utiger 45 Light" svg:font-family="'Frutiger 45 Light'" style:font-family-generic="swiss" style:font-pitch="variable"/>
  </office:font-face-decls>
  <office:automatic-styles>
    <style:style style:name="P1" style:family="paragraph" style:parent-style-name="Standard">
      <style:paragraph-properties fo:line-height="100%"/>
      <style:text-properties fo:font-size="12pt" fo:font-style="italic" style:font-size-asian="12pt" style:font-style-asian="italic" style:font-size-complex="12pt" style:font-style-complex="italic"/>
    </style:style>
    <style:style style:name="P2" style:family="paragraph" style:parent-style-name="Standard">
      <style:paragraph-properties fo:text-align="end" style:justify-single-word="false"/>
      <style:text-properties fo:font-size="12pt" fo:font-style="italic" style:font-size-asian="12pt" style:font-style-asian="italic" style:font-size-complex="12pt" style:font-style-complex="italic"/>
    </style:style>
    <style:style style:name="P3" style:family="paragraph" style:parent-style-name="Standard">
      <style:paragraph-properties fo:text-align="justify" style:justify-single-word="false">
        <style:tab-stops>
          <style:tab-stop style:position="0.6689in"/>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ab-stops>
          <style:tab-stop style:position="0.0126in"/>
          <style:tab-stop style:position="6.3772in" style:type="right"/>
        </style:tab-stops>
      </style:paragraph-properties>
      <style:text-properties fo:font-size="12pt" style:font-size-asian="12pt" style:font-size-complex="12pt"/>
    </style:style>
    <style:style style:name="P5" style:family="paragraph" style:parent-style-name="Standard">
      <style:paragraph-properties fo:text-align="center" style:justify-single-word="false">
        <style:tab-stops>
          <style:tab-stop style:position="0.6689in"/>
        </style:tab-stops>
      </style:paragraph-properties>
      <style:text-properties style:font-name="Times New Roman" fo:font-size="16pt" fo:font-weight="normal" fo:background-color="transparent" style:font-name-asian="Times New Roman" style:font-size-asian="16pt" style:font-weight-asian="normal" style:font-name-complex="Times New Roman" style:font-size-complex="16pt" style:font-weight-complex="normal"/>
    </style:style>
    <style:style style:name="P6" style:family="paragraph" style:parent-style-name="Standard">
      <style:paragraph-properties fo:text-align="center" style:justify-single-word="false">
        <style:tab-stops>
          <style:tab-stop style:position="0.6689in"/>
        </style:tab-stops>
      </style:paragraph-properties>
      <style:text-properties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7" style:family="paragraph" style:parent-style-name="Standard">
      <style:paragraph-properties fo:text-align="center" style:justify-single-word="false">
        <style:tab-stops>
          <style:tab-stop style:position="0.6689in"/>
        </style:tab-stops>
      </style:paragraph-properties>
      <style:text-properties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text-align="center" style:justify-single-word="false">
        <style:tab-stops>
          <style:tab-stop style:position="0.6689in"/>
        </style:tab-stops>
      </style:paragraph-properties>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P9" style:family="paragraph" style:parent-style-name="Standard">
      <style:paragraph-properties fo:text-align="center" style:justify-single-word="false">
        <style:tab-stops>
          <style:tab-stop style:position="0.6689in"/>
        </style:tab-stops>
      </style:paragraph-properties>
    </style:style>
    <style:style style:name="P10" style:family="paragraph" style:parent-style-name="Dipl_20_Standart">
      <style:paragraph-properties fo:text-align="center" style:justify-single-word="false"/>
    </style:style>
    <style:style style:name="P11" style:family="paragraph" style:parent-style-name="Dipl_20_Standart">
      <style:paragraph-properties fo:text-align="center" style:justify-single-word="false"/>
      <style:text-properties fo:font-size="12pt" style:font-size-asian="12pt" style:font-size-complex="12pt"/>
    </style:style>
    <style:style style:name="P12" style:family="paragraph" style:parent-style-name="Dipl_20_Standart">
      <style:paragraph-properties fo:text-align="center" style:justify-single-word="false"/>
      <style:text-properties fo:font-size="9pt" style:font-size-asian="9pt" style:font-size-complex="9pt"/>
    </style:style>
    <style:style style:name="P13" style:family="paragraph" style:parent-style-name="Dipl_20_Standart">
      <style:paragraph-properties fo:text-align="center" style:justify-single-word="false"/>
      <style:text-properties fo:font-size="8pt" style:font-size-asian="8pt" style:font-size-complex="8pt"/>
    </style:style>
    <style:style style:name="P14" style:family="paragraph" style:parent-style-name="Standard" style:master-page-name="">
      <style:paragraph-properties fo:margin-left="0in" fo:margin-right="0in" fo:line-height="100%" fo:text-align="start" style:justify-single-word="false" fo:text-indent="0in" style:auto-text-indent="false" style:page-number="auto" style:shadow="none">
        <style:tab-stops>
          <style:tab-stop style:position="0in"/>
          <style:tab-stop style:position="6.3602in" style:type="right"/>
        </style:tab-stops>
      </style:paragraph-properties>
    </style:style>
    <style:style style:name="P15" style:family="paragraph" style:parent-style-name="Header">
      <style:paragraph-properties fo:text-align="end" style:justify-single-word="false"/>
      <style:text-properties fo:font-size="12pt" fo:font-style="italic" style:font-size-asian="12pt" style:font-style-asian="italic" style:font-size-complex="12pt" style:font-style-complex="italic"/>
    </style:style>
    <style:style style:name="P16" style:family="paragraph" style:parent-style-name="Header">
      <style:paragraph-properties fo:text-align="start" style:justify-single-word="false"/>
      <style:text-properties fo:font-size="12pt" fo:font-style="italic" style:font-size-asian="12pt" style:font-style-asian="italic" style:font-size-complex="12pt" style:font-style-complex="italic"/>
    </style:style>
    <style:style style:name="P17" style:family="paragraph" style:parent-style-name="Footer">
      <style:paragraph-properties fo:text-align="center" style:justify-single-word="false"/>
      <style:text-properties fo:font-size="12pt" style:font-size-asian="12pt" style:font-size-complex="12pt"/>
    </style:style>
    <style:style style:name="P18" style:family="paragraph" style:parent-style-name="Contents_20_1">
      <style:paragraph-properties>
        <style:tab-stops>
          <style:tab-stop style:position="7.0083in" style:type="right" style:leader-style="dotted" style:leader-text="."/>
        </style:tab-stops>
      </style:paragraph-properties>
    </style:style>
    <style:style style:name="P19" style:family="paragraph" style:parent-style-name="Contents_20_2">
      <style:paragraph-properties>
        <style:tab-stops>
          <style:tab-stop style:position="6.6937in" style:type="right" style:leader-style="dotted" style:leader-text="."/>
        </style:tab-stops>
      </style:paragraph-properties>
    </style:style>
    <style:style style:name="P20" style:family="paragraph" style:parent-style-name="Contents_20_3">
      <style:paragraph-properties>
        <style:tab-stops>
          <style:tab-stop style:position="6.6146in" style:type="right" style:leader-style="dotted" style:leader-text="."/>
        </style:tab-stops>
      </style:paragraph-properties>
    </style:style>
    <style:style style:name="P21" style:family="paragraph" style:parent-style-name="Fig.">
      <style:paragraph-properties fo:text-align="justify" style:justify-single-word="false"/>
    </style:style>
    <style:style style:name="P22" style:family="paragraph" style:parent-style-name="Dipl_20_Text">
      <style:text-properties fo:font-size="12pt" style:font-size-asian="12pt" style:font-size-complex="12pt"/>
    </style:style>
    <style:style style:name="P23" style:family="paragraph" style:parent-style-name="Dipl_20_Text">
      <style:text-properties style:use-window-font-color="true" style:font-name="Courier New" fo:font-size="12pt" style:font-size-asian="12pt" style:font-size-complex="12pt"/>
    </style:style>
    <style:style style:name="P24" style:family="paragraph" style:parent-style-name="Dipl_20_Text">
      <style:text-properties style:use-window-font-color="true" fo:font-size="12pt" style:font-size-asian="12pt" style:font-size-complex="12pt"/>
    </style:style>
    <style:style style:name="P25" style:family="paragraph" style:parent-style-name="Dipl_20_Text">
      <style:paragraph-properties>
        <style:tab-stops>
          <style:tab-stop style:position="2.6228in"/>
        </style:tab-stops>
      </style:paragraph-properties>
    </style:style>
    <style:style style:name="P26" style:family="paragraph" style:parent-style-name="Dipl_20_Text">
      <style:text-properties officeooo:paragraph-rsid="000ce6b0"/>
    </style:style>
    <style:style style:name="P27" style:family="paragraph" style:parent-style-name="Dipl_20_InhVerz_20_Überschrift_20_1">
      <style:paragraph-properties fo:break-before="page"/>
    </style:style>
    <style:style style:name="P28" style:family="paragraph" style:parent-style-name="Standard" style:master-page-name="Dipl_20_Leer">
      <style:paragraph-properties fo:text-align="center" style:justify-single-word="false" style:page-number="auto">
        <style:tab-stops>
          <style:tab-stop style:position="0.6689in"/>
        </style:tab-stops>
      </style:paragraph-properties>
      <style:text-properties style:font-name="Times New Roman" fo:font-size="16pt" fo:font-weight="normal" fo:background-color="transparent" style:font-name-asian="Times New Roman" style:font-size-asian="16pt" style:font-weight-asian="normal" style:font-name-complex="Times New Roman" style:font-size-complex="16pt" style:font-weight-complex="normal"/>
    </style:style>
    <style:style style:name="P29" style:family="paragraph" style:parent-style-name="Dipl_20_Text" style:list-style-name="Dipl_20_Aufzählung2"/>
    <style:style style:name="P30" style:family="paragraph" style:parent-style-name="Dipl_20_Text" style:list-style-name="Dipl_20_Aufzählung"/>
    <style:style style:name="P31" style:family="paragraph" style:parent-style-name="Dipl_20_Text" style:list-style-name="Dipl_20_Aufzählung">
      <style:paragraph-properties>
        <style:tab-stops>
          <style:tab-stop style:position="2.6228in"/>
        </style:tab-stops>
      </style:paragraph-properties>
    </style:style>
    <style:style style:name="P32" style:family="paragraph" style:parent-style-name="Dipl_20_Text" style:list-style-name="Dipl_20_Aufzählung">
      <style:text-properties fo:font-style="italic" style:font-style-asian="italic" style:font-style-complex="italic"/>
    </style:style>
    <style:style style:name="P33" style:family="paragraph" style:parent-style-name="Dipl_20_Text" style:list-style-name="Dipl_20_Aufzählung">
      <style:text-properties style:use-window-font-color="true" fo:font-size="12pt" fo:background-color="transparent" style:font-size-asian="12pt" style:font-size-complex="12pt"/>
    </style:style>
    <style:style style:name="P34" style:family="paragraph" style:parent-style-name="Dipl_20_Text" style:list-style-name="Dipl_20_Aufzählung">
      <style:text-properties style:use-window-font-color="true" fo:font-size="12pt" style:font-size-asian="12pt" style:font-size-complex="12pt"/>
    </style:style>
    <style:style style:name="P35" style:family="paragraph" style:parent-style-name="Dipl_20_Text" style:list-style-name="Dipl_20_Aufzählung">
      <style:text-properties fo:font-style="normal" style:font-style-asian="normal" style:font-style-complex="normal"/>
    </style:style>
    <style:style style:name="P36" style:family="paragraph" style:parent-style-name="Dipl_20_Text" style:list-style-name="Dipl_20_Aufzählung">
      <style:paragraph-properties>
        <style:tab-stops>
          <style:tab-stop style:position="2.6228in"/>
        </style:tab-stops>
      </style:paragraph-properties>
      <style:text-properties style:font-name="Times New Roman"/>
    </style:style>
    <style:style style:name="T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 style:family="text">
      <style:text-properties fo:font-size="10pt" fo:font-style="normal" fo:font-weight="normal" style:font-size-asian="10pt" style:font-style-asian="normal" style:font-weight-asian="normal" style:font-size-complex="10pt" style:font-style-complex="italic" style:font-weight-complex="normal"/>
    </style:style>
    <style:style style:name="T3" style:family="text">
      <style:text-properties style:font-name="Times New Roman"/>
    </style:style>
    <style:style style:name="T4" style:family="text">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T5" style:family="text">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style:font-name="Times New Roman" fo:font-size="10pt" fo:font-style="normal" fo:font-weight="normal" officeooo:rsid="000dfb3c"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style:font-name="Times New Roman" fo:font-style="normal" style:font-style-asian="normal" style:font-style-complex="normal"/>
    </style:style>
    <style:style style:name="T8" style:family="text">
      <style:text-properties style:font-name="Times New Roman" officeooo:rsid="000ce6b0"/>
    </style:style>
    <style:style style:name="T9" style:family="text">
      <style:text-properties style:font-name="Times New Roman1"/>
    </style:style>
    <style:style style:name="T10" style:family="text">
      <style:text-properties fo:font-size="12pt" style:font-size-asian="12pt" style:font-size-complex="12pt"/>
    </style:style>
    <style:style style:name="T11" style:family="text">
      <style:text-properties fo:font-size="12pt" officeooo:rsid="000b4805"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weight="bold" style:font-weight-asian="bold" style:font-weight-complex="bold"/>
    </style:style>
    <style:style style:name="T14" style:family="text">
      <style:text-properties style:font-name="Courier New"/>
    </style:style>
    <style:style style:name="T15" style:family="text">
      <style:text-properties style:font-name="Courier New" fo:font-style="normal" style:font-style-asian="normal" style:font-style-complex="normal"/>
    </style:style>
    <style:style style:name="T16" style:family="text">
      <style:text-properties style:text-position="super 58%"/>
    </style:style>
    <style:style style:name="T17" style:family="text">
      <style:text-properties style:text-position="super 58%"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use-window-font-color="true"/>
    </style:style>
    <style:style style:name="T21" style:family="text">
      <style:text-properties style:use-window-font-color="true" style:font-name="Courier New"/>
    </style:style>
    <style:style style:name="T22" style:family="text">
      <style:text-properties style:use-window-font-color="true" style:font-name="Courier New" fo:font-size="12pt" style:font-size-asian="12pt" style:font-size-complex="12pt"/>
    </style:style>
    <style:style style:name="T23" style:family="text">
      <style:text-properties style:use-window-font-color="true" fo:font-size="12pt" style:font-size-asian="12pt" style:font-size-complex="12pt"/>
    </style:style>
    <style:style style:name="T24" style:family="text">
      <style:text-properties style:use-window-font-color="true" fo:font-size="12pt" fo:font-style="italic" fo:background-color="transparent" loext:char-shading-value="0" style:font-size-asian="12pt" style:font-style-asian="italic" style:font-size-complex="12pt" style:font-style-complex="italic"/>
    </style:style>
    <style:style style:name="T25" style:family="text">
      <style:text-properties style:use-window-font-color="true" fo:font-size="12pt" fo:font-style="italic" style:font-size-asian="12pt" style:font-style-asian="italic" style:font-size-complex="12pt" style:font-style-complex="italic"/>
    </style:style>
    <style:style style:name="T26" style:family="text">
      <style:text-properties style:use-window-font-color="true" fo:font-size="12pt" fo:font-style="normal" fo:background-color="transparent" loext:char-shading-value="0" style:font-size-asian="12pt" style:font-style-asian="normal" style:font-size-complex="12pt" style:font-style-complex="normal"/>
    </style:style>
    <style:style style:name="T27" style:family="text">
      <style:text-properties style:use-window-font-color="true" fo:font-size="12pt" fo:font-style="normal" style:font-size-asian="12pt" style:font-style-asian="normal" style:font-size-complex="12pt" style:font-style-complex="normal"/>
    </style:style>
    <style:style style:name="T28" style:family="text">
      <style:text-properties style:use-window-font-color="true" fo:font-size="12pt" fo:background-color="transparent" loext:char-shading-value="0" style:font-size-asian="12pt" style:font-size-complex="12pt"/>
    </style:style>
    <style:style style:name="T29" style:family="text">
      <style:text-properties fo:font-style="normal" style:font-style-asian="normal" style:font-style-complex="normal"/>
    </style:style>
    <style:style style:name="T30" style:family="text">
      <style:text-properties officeooo:rsid="000ce6b0"/>
    </style:style>
    <style:style style:name="fr1" style:family="graphic" style:parent-style-name="Dpl_20_Abbildungsrahmen">
      <style:graphic-properties style:vertical-pos="top" style:vertical-rel="paragraph" style:horizontal-pos="center" style:horizontal-rel="page-content"/>
    </style:style>
    <style:style style:name="fr2" style:family="graphic" style:parent-style-name="Dpl_20_Abbildungsrahmen">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Dpl_20_Abbildung">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ormel"/>
        <text:sequence-decl text:display-outline-level="1" text:separation-character="-" text:name="Abb."/>
        <text:sequence-decl text:display-outline-level="1" text:separation-character="-" text:name="Tabl."/>
        <text:sequence-decl text:display-outline-level="1" text:separation-character="-" text:name="Bsp."/>
        <text:sequence-decl text:display-outline-level="0" text:name="Fig."/>
      </text:sequence-decls>
      <text:p text:style-name="P28"/>
      <text:p text:style-name="P5"/>
      <text:p text:style-name="P5"/>
      <text:p text:style-name="P5"/>
      <text:p text:style-name="P5"/>
      <text:p text:style-name="P6">CodeSubWars <text:span text:style-name="T10">v</text:span><text:reference-mark-start text:name="Version"/><text:span text:style-name="T10">0.4.</text:span><text:span text:style-name="T11">7</text:span><text:span text:style-name="T10">b</text:span><text:reference-mark-end text:name="Version"/></text:p>
      <text:p text:style-name="P6">Manual</text:p>
      <text:p text:style-name="P7"/>
      <text:p text:style-name="P8"/>
      <text:p text:style-name="P8">written by Andreas Rose</text:p>
      <text:p text:style-name="P8"><text:date style:data-style-name="N84" text:date-value="2022-08-07T21:58:44.777999706">2022-08-07</text:date></text:p>
      <text:p text:style-name="P9"/>
      <text:p text:style-name="P9"/>
      <text:p text:style-name="P9"/>
      <text:p text:style-name="P9"/>
      <text:p text:style-name="P9"/>
      <text:p text:style-name="P9"/>
      <text:p text:style-name="P9"/>
      <text:p text:style-name="P9"/>
      <text:p text:style-name="P9"/>
      <text:p text:style-name="P3"/>
      <text:table-of-content text:style-name="Sect1" text:protected="true" text:name="Inhaltsverzeichnis2">
        <text:table-of-content-source text:outline-level="3"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Contents_20_Heading">Contents</text:p>
          </text:index-title>
          <text:p text:style-name="P18">1 <text:s text:c="3"/>What is CodeSubWars?<text:tab/>2</text:p>
          <text:p text:style-name="P18">2 <text:s text:c="3"/>Installation<text:tab/>2</text:p>
          <text:p text:style-name="P18">3 <text:s text:c="3"/>Running the application<text:tab/>2</text:p>
          <text:p text:style-name="P19">3.1 <text:s text:c="3"/>Application with graphical user interface<text:tab/>2</text:p>
          <text:p text:style-name="P20">3.1.1 <text:s text:c="3"/>Quickstart<text:tab/>2</text:p>
          <text:p text:style-name="P20">3.1.2 <text:s text:c="3"/>The user interface<text:tab/>2</text:p>
          <text:p text:style-name="P20">3.1.3 <text:s text:c="3"/>New World<text:tab/>5</text:p>
          <text:p text:style-name="P20">3.1.4 <text:s text:c="3"/>New Battle<text:tab/>5</text:p>
          <text:p text:style-name="P20">3.1.5 <text:s text:c="3"/>Stop Battle<text:tab/>5</text:p>
          <text:p text:style-name="P20">3.1.6 <text:s text:c="3"/>Replay<text:tab/>5</text:p>
          <text:p text:style-name="P20">3.1.7 <text:s text:c="3"/>Options<text:tab/>6</text:p>
          <text:p text:style-name="P19">3.2 <text:s text:c="3"/>Application with text output<text:tab/>6</text:p>
          <text:p text:style-name="P18">4 <text:s text:c="3"/>Installing a new submarine<text:tab/>6</text:p>
          <text:p text:style-name="P18">5 <text:s text:c="3"/>Creating a new submarine<text:tab/>6</text:p>
          <text:p text:style-name="P19">5.1 <text:s text:c="3"/>Submarine construction<text:tab/>7</text:p>
          <text:p text:style-name="P18">6 <text:s text:c="3"/>Background<text:tab/>9</text:p>
          <text:p text:style-name="P19">6.1 <text:s text:c="3"/>The World<text:tab/>9</text:p>
          <text:p text:style-name="P20">6.1.1 <text:s text:c="3"/>Object properties<text:tab/>9</text:p>
          <text:p text:style-name="P20">6.1.2 <text:s text:c="3"/>Events<text:tab/>10</text:p>
          <text:p text:style-name="P20">6.1.3 <text:s text:c="3"/>Commands<text:tab/>10</text:p>
        </text:index-body>
      </text:table-of-content>
      <text:p text:style-name="Dipl_20_Text"/>
      <text:h text:style-name="P27" text:outline-level="1">What is CodeSubWars?</text:h>
      <text:p text:style-name="Dipl_20_Text">CodeSubWars is a programming game environment, similar to robocode, roboships, etc. It bases on simple physics simulation in three dimensions.</text:p>
      <text:p text:style-name="Dipl_20_Text">The simulated world is assumed to be under water. There exists autonomous submarines which can fight against each other. The behavior of the submarines must be implemented in the programming language python. Its up to you if they are smart enough to survive. <text:span text:style-name="T13">The goal is to create a submarine that is alive at the end. </text:span></text:p>
      <text:p text:style-name="Dipl_20_Text">Additionaly there can be objects with different properties: some large range force emitter (something like a black hole in space), magnetic objects (e.g. mines that moves automatically to the nearest object), passive rocks that moves around (something like asteroids in space), static objects (walls), etc. </text:p>
      <text:h text:style-name="Dipl_20_InhVerz_20_Überschrift_20_1" text:outline-level="1">Installation</text:h>
      <text:p text:style-name="P26">For installation <text:span text:style-name="T30">first </text:span><text:span text:style-name="T8">get and install python 3.10 (available at </text:span><text:a xlink:type="simple" xlink:href="http://www.python.org/" text:style-name="Internet_20_link" text:visited-style-name="Visited_20_Internet_20_Link"><text:span text:style-name="T8">http://www.python.org</text:span></text:a><text:span text:style-name="T8">). Then</text:span> extract the archive into a folder, e.g. <text:a xlink:type="simple" xlink:href="../../../../../../../../../../program" text:style-name="Internet_20_link" text:visited-style-name="Visited_20_Internet_20_Link"><text:span text:style-name="T14">c:\program files\CodeSubWars</text:span></text:a>. That's it. You should now be able to start the application, e.g. located in <text:a xlink:type="simple" xlink:href="../c:%5Cprogram" text:style-name="Internet_20_link" text:visited-style-name="Visited_20_Internet_20_Link"><text:span text:style-name="T14">c:\program</text:span></text:a><text:a xlink:type="simple" xlink:href="../c:%5Cprogramm" text:style-name="Internet_20_link" text:visited-style-name="Visited_20_Internet_20_Link"><text:span text:style-name="T14"> files\CodeSubWars\CodeSubWars.exe</text:span></text:a><text:span text:style-name="T3">. </text:span></text:p>
      <text:h text:style-name="Dipl_20_InhVerz_20_Überschrift_20_1" text:outline-level="1">Running the application</text:h>
      <text:p text:style-name="Dipl_20_Text">There are two modes available for running the application: with and without graphical output. The graphical application is designed to use for debug/study the behavior of your and other submarines. You can analyse submarines actions and reactions. This is fully passive. Your are only able to observe things that happen.</text:p>
      <text:h text:style-name="Dipl_20_InhVerz_20_Überschrift_20_2" text:outline-level="2">Application with graphical user interface</text:h>
      <text:h text:style-name="Dipl_20_InhVerz_20_Überschrift_20_3" text:outline-level="3">Quickstart</text:h>
      <text:p text:style-name="Dipl_20_Text">For quickly start a battle: start the application and choose Battle &gt; New Battle. Select and add all submarines for new battle in the upcoming dialog and click „Ok“. Now a battle runs.</text:p>
      <text:h text:style-name="Dipl_20_InhVerz_20_Überschrift_20_3" text:outline-level="3">The user interface</text:h>
      <text:p text:style-name="Dipl_20_Text">A command shell is created in the background for showing errors or log outputs reported by python code. The main window is created (<text:sequence-ref text:reference-format="category-and-value" text:ref-name="refFig.0">Fig. 1</text:sequence-ref>).</text:p>
      <text:p text:style-name="Dipl_20_Text"><draw:frame draw:style-name="fr1" draw:name="Rahmen2" text:anchor-type="paragraph" svg:width="6.3661in" draw:z-index="0"><draw:text-box fo:min-height="2.9902in"><text:p text:style-name="P21"><draw:frame draw:style-name="fr4" draw:name="Grafik3" text:anchor-type="paragraph" svg:x="1.3953in" svg:y="0in" svg:width="3.5752in" svg:height="2.7563in" draw:z-index="2"><draw:image xlink:href="../Abbildungen/UserInterface.psd" xlink:type="simple" xlink:show="embed" xlink:actuate="onLoad" loext:mime-type="image/png"/></draw:frame>Fig. <text:sequence text:ref-name="refFig.0" text:name="Fig." text:formula="ooow:Fig.+1" style:num-format="1">1</text:sequence>: The applications user interface while running a battle mainly constists of the main view from top (1), a detail view of the selected object (2), a detailed more technically view to the properties of the selected object (3) and the log output (4)</text:p></draw:text-box></draw:frame>The user interface of the main window is divided into four main views:</text:p>
      <text:list xml:id="list3568340282" text:style-name="Dipl_20_Aufzählung2">
        <text:list-item>
          <text:p text:style-name="P29"><text:soft-page-break/>The main camera view is initially watching from the top of the world. Here you can get an overview of what is happen globally (<text:sequence-ref text:reference-format="category-and-value" text:ref-name="refFig.1">Fig. 2</text:sequence-ref>).</text:p>
        </text:list-item>
        <text:list-item>
          <text:p text:style-name="P29"><draw:frame draw:style-name="fr2" draw:name="Rahmen4" text:anchor-type="paragraph" svg:x="0.0055in" svg:y="0.0165in" svg:width="6.3661in" draw:z-index="3"><draw:text-box fo:min-height="3.2327in"><text:p text:style-name="P21"><draw:frame draw:style-name="fr5" draw:name="Grafik4" text:anchor-type="paragraph" svg:x="1.2146in" svg:y="0.048in" svg:width="3.9362in" svg:height="2.7563in" draw:z-index="8"><draw:image xlink:href="../Abbildungen/3dview.PSD" xlink:type="simple" xlink:show="embed" xlink:actuate="onLoad" loext:mime-type="image/png"/></draw:frame>Fig. <text:sequence text:ref-name="refFig.1" text:name="Fig." text:formula="ooow:Fig.+1" style:num-format="1">2</text:sequence>:A detailed region of a scene view is shown. Here four submarines and two torpedos are displayed. a) Health; b) Submarine; c) Visualization of active sonar; d) Torpedo; e) Visualization of passive sonar; f) Selected object; g) Name of the selected object</text:p></draw:text-box></draw:frame>The 3<text:span text:style-name="T16">rd</text:span> person view of the currently selected object shows the local environment of the selected object.</text:p>
        </text:list-item>
        <text:list-item>
          <text:p text:style-name="P29">The tree of existing objects in the world with the highlighted selected object is shown here. Some useful information regarding to the object properties are displayed (e.g. what command is currently processed, which objects are currently detected (<text:sequence-ref text:reference-format="category-and-value" text:ref-name="refFig.3">Fig. 4</text:sequence-ref> and <text:sequence-ref text:reference-format="category-and-value" text:ref-name="refFig.2">Fig. 3</text:sequence-ref>), the current position and velocity, the state of equipment, etc.).</text:p>
        </text:list-item>
      </text:list>
      <text:p text:style-name="Dipl_20_Text"><draw:frame draw:style-name="fr2" draw:name="Rahmen6" text:anchor-type="paragraph" svg:x="-0.0035in" svg:y="0in" svg:width="6.3661in" draw:z-index="6"><draw:text-box fo:min-height="3.2043in"><text:p text:style-name="P21"><draw:frame draw:style-name="fr5" draw:name="Grafik6" text:anchor-type="paragraph" svg:x="0in" svg:y="0in" svg:width="3.0516in" svg:height="2.189in" draw:z-index="11"><draw:image xlink:href="../Abbildungen/ActiveSonar.psd" xlink:type="simple" xlink:show="embed" xlink:actuate="onLoad" loext:mime-type="image/png"/></draw:frame><draw:frame draw:style-name="fr4" draw:name="Grafik7" text:anchor-type="paragraph" svg:x="3.6181in" svg:y="0in" svg:width="3.1366in" svg:height="2.189in" draw:z-index="7"><draw:image xlink:href="../Abbildungen/PassiveSonar.psd" xlink:type="simple" xlink:show="embed" xlink:actuate="onLoad" loext:mime-type="image/png"/></draw:frame>a)<text:tab/><text:tab/><text:tab/><text:tab/><text:tab/><text:tab/> <text:s text:c="6"/>b)</text:p><text:p text:style-name="P21">Fig. <text:sequence text:ref-name="refFig.2" text:name="Fig." text:formula="ooow:Fig.+1" style:num-format="1">3</text:sequence>: a) A visualization of an active sonar is displayed. Here the current detected distance in meter is drawn over the current direction. The blue background cicles have the width of 500 m. b) A visualization of an passive sonar is displayed. Here the current detected sound pressure level (SPL) in decibel is drawn over the current direction. The blue background cicles have the width of 50 dB.</text:p></draw:text-box></draw:frame></text:p>
      <text:p text:style-name="Dipl_20_Text"><draw:frame draw:style-name="fr2" draw:name="Rahmen5" text:anchor-type="paragraph" svg:x="-0.0035in" svg:y="3.5437in" svg:width="6.3661in" draw:z-index="9"><draw:text-box fo:min-height="3.7252in"><text:p text:style-name="P21"><draw:frame draw:style-name="fr5" draw:name="Grafik5" text:anchor-type="paragraph" svg:x="1.0366in" svg:y="0.0665in" svg:width="4.2925in" svg:height="2.7126in" draw:z-index="10"><draw:image xlink:href="../Abbildungen/Map.psd" xlink:type="simple" xlink:show="embed" xlink:actuate="onLoad" loext:mime-type="image/png"/></draw:frame>Fig. <text:sequence text:ref-name="refFig.3" text:name="Fig." text:formula="ooow:Fig.+1" style:num-format="1">4</text:sequence>: A visualization of a map is displayed. The blue background cicles have the width of 500 m. Here different objects are inserted in this map: a) The dangerlevel of this object; b) The visualized userdefined data; c) The age of detection of the object in seconds;d) The origin of the submarine itself; e) Currently detected weapon (red inner square) which is about 480 m away; f) Visualized object inserted by the user (here: weapon supply); g) The approximated velocity with value and direction of this object</text:p><text:p text:style-name="P21"/></draw:text-box></draw:frame><text:soft-page-break/></text:p>
      <text:list xml:id="list215846271034459" text:continue-numbering="true" text:style-name="Dipl_20_Aufzählung2">
        <text:list-item>
          <text:p text:style-name="P29">The log ouput shows important messages and current events. On finalization the statistics of the battle are shown.</text:p>
        </text:list-item>
      </text:list>
      <text:p text:style-name="Dipl_20_Text">The possible interactions are: </text:p>
      <text:list xml:id="list1157141595" text:style-name="Dipl_20_Aufzählung">
        <text:list-item>
          <text:p text:style-name="P30">On the graphical views you can move, zoom or rotate by clicking the left, middle or right mouse button in combination with moving or by using the mouse wheel. </text:p>
        </text:list-item>
        <text:list-item>
          <text:p text:style-name="P30">To select an object just click on it. Selected objects are displayed with its full name in the three dimensional views.</text:p>
        </text:list-item>
        <text:list-item>
          <text:p text:style-name="P30"><text:soft-page-break/>Change the running speed by moving the slider at the bottom. This will cause the simulation to go faster or slower. If the running speed is set faster than real time, the collision simulation accuracy decreases. So the simulation results may be different from running in real time. Its not recommend to increase the speed higher than four times to real time. The second problem with high simulation speed is that the rotation and moving controller in submarines may become to flip-floping and dont reach the end condition.</text:p>
        </text:list-item>
      </text:list>
      <text:h text:style-name="Dipl_20_InhVerz_20_Überschrift_20_3" text:outline-level="3">New World</text:h>
      <text:p text:style-name="Dipl_20_Text">Here you can create a predefined world. By doing that the currently existing one including all objects are removed and the new selected is created. There will only be exist the world base elements. That means no user-defined submarine is placed. All selectable worlds are bordered by a cube and have an edge length of 5000 m. The possible worlds are:</text:p>
      <text:list xml:id="list215846134208862" text:continue-list="list1157141595" text:style-name="Dipl_20_Aufzählung">
        <text:list-item text:start-value="1">
          <text:p text:style-name="P30"><text:span text:style-name="T18">Default 1:</text:span> This world is empty. Initially this world is constructed by default.</text:p>
        </text:list-item>
        <text:list-item>
          <text:p text:style-name="P30"><text:span text:style-name="T18">Default 2:</text:span> This world contains 20 randomly placed large rocks drawn as grey cubes.</text:p>
        </text:list-item>
        <text:list-item>
          <text:p text:style-name="P30"><text:span text:style-name="T18">Default 3:</text:span> This world contains a weapon supply initially placed at position (0, 0, 0)<text:span text:style-name="T17">T</text:span> [m] drawn as a green cube.</text:p>
        </text:list-item>
        <text:list-item>
          <text:p text:style-name="P30"><text:span text:style-name="T18">Default 4:</text:span> This world contains a not drawn „black hole“ placed at position (0, 0, 0)<text:span text:style-name="T17">T</text:span> [m].</text:p>
        </text:list-item>
        <text:list-item>
          <text:p text:style-name="P30"><text:span text:style-name="T18">Default 5:</text:span> This world contains 5 randomly placed active rocks drawn as light blue cubes.</text:p>
        </text:list-item>
      </text:list>
      <text:h text:style-name="Dipl_20_InhVerz_20_Überschrift_20_3" text:outline-level="3">New Battle</text:h>
      <text:p text:style-name="Dipl_20_Text">When starting a new battle all valid submarines in the sub folder <text:span text:style-name="T14">/submarine</text:span> are displayed in a dialog. Here the participating submarines and some other options for the new battle can be choosen. The selected submarines are constructed and placed at random positions in the world. The placing can be modified in the preferences: in one plane or everywhere. </text:p>
      <text:p text:style-name="Dipl_20_Text">Battles can be started in two modes:</text:p>
      <text:list xml:id="list215847254679475" text:continue-list="list215846134208862" text:style-name="Dipl_20_Aufzählung">
        <text:list-item text:start-value="1">
          <text:p text:style-name="P30"><text:span text:style-name="T18">Single:</text:span> Each submarine fight for its own. Its on the submarine how it handles enemy detection. Some can attack everything and others may do some pacts with other ones. The only thing that really counts is to be alive at last!</text:p>
        </text:list-item>
        <text:list-item>
          <text:p text:style-name="P30"><text:span text:style-name="T18">Team:</text:span> Each submarine is created more than once. The number of constructions can be selected. So a team is created. If a submarine is not designed to fight in teams, e.g. because it attacks everything it detects, the team mode makes no really sense for that. For this mode teammate submarines should communicate with each other to locate their enemies and concentrate their fire power. Teammates could negotiate its role in his team. So specializations of the same submarine at runtime are possible. And keep in mind: the goal is to keep the team alive as long as possible.</text:p>
        </text:list-item>
      </text:list>
      <text:h text:style-name="Dipl_20_InhVerz_20_Überschrift_20_3" text:outline-level="3">Stop Battle</text:h>
      <text:p text:style-name="Dipl_20_Text">This will stops a currently running battle and displays the battle statistics in the log ouput.</text:p>
      <text:h text:style-name="Dipl_20_InhVerz_20_Überschrift_20_3" text:outline-level="3">Replay</text:h>
      <text:p text:style-name="Dipl_20_Text">Here a <text:span text:style-name="T19">C</text:span>odesubwars<text:span text:style-name="T19">B</text:span>attle<text:span text:style-name="T19">R</text:span>ecord file (*.cbr) must be choosen. After loading, a previously recorded battle can be viewed (<text:sequence-ref text:reference-format="category-and-value" text:ref-name="refFig.4">Fig. 5</text:sequence-ref>).</text:p>
      <text:h text:style-name="Dipl_20_InhVerz_20_Überschrift_20_3" text:outline-level="3"><draw:frame draw:style-name="fr2" draw:name="Rahmen3" text:anchor-type="paragraph" svg:x="-0.0035in" svg:y="0.0665in" svg:width="6.3661in" draw:z-index="4"><draw:text-box fo:min-height="2.5398in"><text:p text:style-name="P21"><draw:frame draw:style-name="fr5" draw:name="Grafik2" text:anchor-type="paragraph" svg:x="1.5752in" svg:y="0.0764in" svg:width="3.2161in" svg:height="2.172in" draw:z-index="5"><draw:image xlink:href="../Abbildungen/Replay.PSD" xlink:type="simple" xlink:show="embed" xlink:actuate="onLoad" loext:mime-type="image/png"/></draw:frame>Fig. <text:sequence text:ref-name="refFig.4" text:name="Fig." text:formula="ooow:Fig.+1" style:num-format="1">5</text:sequence>: The viewer that displays recorded battles.</text:p></draw:text-box></draw:frame><text:soft-page-break/>Options</text:h>
      <text:p text:style-name="Dipl_20_Text">Here you can set preferences influencing what is drawn, how the battle starts, etc. By default submarines are initialized in a plane when starting a new battle.</text:p>
      <text:h text:style-name="Dipl_20_InhVerz_20_Überschrift_20_2" text:outline-level="2">Application with text output</text:h>
      <text:p text:style-name="Dipl_20_Text">In this mode only the log output is displayed. This is usable for faster simulations. <text:span text:style-name="T10">The simulation runs with fixed time step (not in real time). Therefor all available processor power is used for simulation. </text:span></text:p>
      <text:p text:style-name="P22">The usage is:</text:p>
      <text:p text:style-name="P23">CodeSubWars [-silent] [-world=&lt;1|2|3|4&gt;] [-battle=&lt;single|team&gt;] [-teamsize=&lt;3|5|10&gt;] [-timestep=x]</text:p>
      <text:p text:style-name="P22"><text:span text:style-name="T21">-silent<text:tab/></text:span><text:span text:style-name="T20">Using this parameter makes the application starts without graphical output. <text:s text:c="13"/><text:tab/><text:tab/>The other parameters are only valid in silent mode.</text:span></text:p>
      <text:p text:style-name="P22"><text:span text:style-name="T21">-world</text:span><text:span text:style-name="T20"> <text:s text:c="4"/><text:tab/>With this parameter the predefined world environment can be choosen. Default <text:tab/><text:tab/>is 1.</text:span></text:p>
      <text:p text:style-name="P22"><text:span text:style-name="T21">-battle</text:span><text:span text:style-name="T20"> <text:s text:c="4"/><text:tab/>This parameter indicates which battle mode should be run. Default is single.</text:span></text:p>
      <text:p text:style-name="P24"><text:span text:style-name="T14">-teamsize</text:span> <text:tab/>This parameter defines the number of team member in team mode. Default is 3.</text:p>
      <text:p text:style-name="Dipl_20_Text"><text:span text:style-name="T22">-timestep<text:tab/></text:span><text:span text:style-name="T23">Here the time step in seconds for each simulation step can be set. The given<text:tab/><text:tab/>value must be in range [0.01, 0.1]. Default is 0.01.</text:span></text:p>
      <text:h text:style-name="Dipl_20_InhVerz_20_Überschrift_20_1" text:outline-level="1">Installing a new submarine</text:h>
      <text:p text:style-name="Dipl_20_Text">Installing a new submarine is really simple. Just copy the necessary files of the new submarine (the py-file and maybe some modules) into the subfolder <text:span text:style-name="T14">/submarines</text:span>.</text:p>
      <text:h text:style-name="Dipl_20_InhVerz_20_Überschrift_20_1" text:outline-level="1">Creating a new submarine</text:h>
      <text:p text:style-name="Dipl_20_Text">Create a new autonomous submarine means: arange a new behavior. This is done by collecting informations provided by the given sensors and events and control the actuators and the weapons. The programing language for doing that is the very nice and powerful python.</text:p>
      <text:p text:style-name="P25">You have to create a py-file that is named as the submarine class name (<text:sequence-ref text:reference-format="category-and-value" text:ref-name="refFig.5">Fig. 6</text:sequence-ref>). Then you have to inherit from the base class <text:span text:style-name="T14">CSWPySubmarine</text:span><text:span text:style-name="T3">. In the constructor you must set the name of </text:span><text:soft-page-break/><text:span text:style-name="T3">the submarine and its length in range [30, 110] m (line 2-5). The name should be equal to the class name. Longer submarines are more powerful but slower in rotation manuvers. Long submarines are also better detected by sonar. </text:span></text:p>
      <text:p text:style-name="P25"><text:span text:style-name="T3">Additionally you have to define three methods: </text:span><text:span text:style-name="T14">initialize</text:span><text:span text:style-name="T3">, </text:span><text:span text:style-name="T14">update</text:span><text:span text:style-name="T3"> and </text:span><text:span text:style-name="T14">processEvent</text:span><text:span text:style-name="T3">. These methods are called by the framework. The detailed meaning is as follows:</text:span></text:p>
      <text:list xml:id="list215846107214095" text:continue-list="list215847254679475" text:style-name="Dipl_20_Aufzählung">
        <text:list-item text:start-value="1">
          <text:p text:style-name="P31"><text:span text:style-name="T14">initialize</text:span><text:span text:style-name="T3"> is called directly before the battle starts (line 7-8). This should be used for initializations (e.g. set color, store initial position). Setting the color (red, green, blue, alpha) is not neseccary, but submarines are better to differentiate. The given alpha value is ignored and is always set to 1. The default color is grey. </text:span></text:p>
        </text:list-item>
        <text:list-item>
          <text:p text:style-name="P31"><text:span text:style-name="T14">update</text:span> is called periodically about ervery 10 ms (line 10-11). Here you can execute code you want, e.g. checking sensors, change engine intensities. </text:p>
        </text:list-item>
        <text:list-item>
          <text:p text:style-name="P31"><text:span text:style-name="T14">processEvent</text:span> is called from the framework if an event has been arrived (line 13-14). Here you can check which type of message the event contains and apply some actions. Objects moved outside the world borders (which could not happen normally) will receive an event containing a system message as warning. If the object is more than 90 s outside the world, it will be kicked from the current battle.</text:p>
        </text:list-item>
        <text:list-item>
          <text:p text:style-name="P31"><text:span text:style-name="T14">finalize</text:span> (optional) is called directly before destruction. Here some finalizations can be done (e.g. release resources, removing references to itself). </text:p>
        </text:list-item>
      </text:list>
      <text:p text:style-name="P25">But be aware to exceed excecution time of 6 ms in average in <text:span text:style-name="T14">update</text:span><text:span text:style-name="T3"> and </text:span><text:span text:style-name="T14">processEvent</text:span>. If you do this your submarine will be kicked from the current battle. </text:p>
      <text:list xml:id="list2447227268" text:style-name="Dipl_20_Code_20_Nummerierung">
        <text:list-item>
          <text:p text:style-name="Dipl_20_Code">class OrangeSubmarine(CSWPySubmarine):</text:p>
        </text:list-item>
        <text:list-item>
          <text:p text:style-name="Dipl_20_Code"><text:s text:c="4"/>def __init__(self):</text:p>
        </text:list-item>
        <text:list-item>
          <text:p text:style-name="Dipl_20_Code"><text:s text:c="8"/>CSWPySubmarine.__init__(self, \</text:p>
        </text:list-item>
        <text:list-item>
          <text:p text:style-name="Dipl_20_Code"><text:s text:c="32"/>self.__class__.__name__, \</text:p>
        </text:list-item>
        <text:list-item>
          <text:p text:style-name="Dipl_20_Code"><text:s text:c="32"/>110)</text:p>
        </text:list-item>
        <text:list-item>
          <text:p text:style-name="Dipl_20_Code"/>
        </text:list-item>
        <text:list-item>
          <text:p text:style-name="Dipl_20_Code"><text:s text:c="4"/>def initialize(self):</text:p>
        </text:list-item>
        <text:list-item>
          <text:p text:style-name="Dipl_20_Code"><text:s text:c="8"/>self.setColor(Vector4(1.0, 0.3, 0.0, 1.0))</text:p>
        </text:list-item>
        <text:list-item>
          <text:p text:style-name="Dipl_20_Code"/>
        </text:list-item>
        <text:list-item>
          <text:p text:style-name="Dipl_20_Code"><text:s text:c="4"/>def update(self):</text:p>
        </text:list-item>
        <text:list-item>
          <text:p text:style-name="Dipl_20_Code"><text:s text:c="8"/>pass</text:p>
        </text:list-item>
        <text:list-item>
          <text:p text:style-name="Dipl_20_Code"><text:s text:c="8"/></text:p>
        </text:list-item>
        <text:list-item>
          <text:p text:style-name="Dipl_20_Code"><text:s text:c="4"/>def processEvent(self, event): <text:s text:c="7"/></text:p>
        </text:list-item>
        <text:list-item>
          <text:p text:style-name="Dipl_20_Code"><text:s text:c="8"/>return 1 <text:s text:c="3"/></text:p>
        </text:list-item>
      </text:list>
      <text:p text:style-name="P21">Fig. <text:sequence text:ref-name="refFig.5" text:name="Fig." text:formula="ooow:Fig.+1" style:num-format="1">6</text:sequence>:<text:tab/>Example of a minimal submarine implementation that does nothing.</text:p>
      <text:p text:style-name="Dipl_20_Text">Watch out the html-documentation to get detail information about which functionality is available and how to use it. There exists some sample submarines in <text:span text:style-name="T14">/submarines</text:span>. These submarines may show some interesting implementations.</text:p>
      <text:h text:style-name="Dipl_20_InhVerz_20_Überschrift_20_2" text:outline-level="2">Submarine construction</text:h>
      <text:p text:style-name="Dipl_20_Text">All submarines are equiped with (see also <text:sequence-ref text:reference-format="category-and-value" text:ref-name="refFig.6">Fig. 7</text:sequence-ref>):</text:p>
      <text:list xml:id="list215846715879485" text:continue-list="list215846107214095" text:style-name="Dipl_20_Aufzählung">
        <text:list-item text:start-value="1">
          <text:p text:style-name="P32">Actuators:</text:p>
          <text:list>
            <text:list-item>
              <text:p text:style-name="P30"><text:span text:style-name="T18">MainEngine:</text:span> This engine is mounted at the back and is directed toward the front. Its function let the submarin move forward or backward.</text:p>
            </text:list-item>
            <text:list-item>
              <text:p text:style-name="P30"><text:span text:style-name="T18">BuoyancyTank:</text:span> This "engine" is mounted in the center and is directed up. Its function <text:s/>let the submarin move up or down.</text:p>
            </text:list-item>
            <text:list-item>
              <text:p text:style-name="P30"><text:soft-page-break/><text:span text:style-name="T18">BowsJetOar:</text:span> This engine is mounted at the front and is directed to the right. Its function let the submarin rotate leftside or rightside.</text:p>
            </text:list-item>
            <text:list-item>
              <text:p text:style-name="P30"><text:span text:style-name="T18">InclinationJetOar:</text:span> This engine is mounted at the front and is directed up. Its function <text:s/>let the submarin rotate upward or downward.</text:p>
            </text:list-item>
            <text:list-item>
              <text:p text:style-name="P30"><text:span text:style-name="T18">AxialInclinationJetOar:</text:span> This engine is mounted at the middle top and is directed to the right. Its function let the submarin rotate about his main axis.</text:p>
            </text:list-item>
          </text:list>
        </text:list-item>
        <text:list-item>
          <text:p text:style-name="P32">Sensors:</text:p>
          <text:list>
            <text:list-item>
              <text:p text:style-name="P30"><text:span text:style-name="T18">ActiveSonar:</text:span> This sonar is mounted in the center. It moving behavior can be defined. By default it rotates horizontally about 360 degree.</text:p>
            </text:list-item>
            <text:list-item>
              <text:p text:style-name="P30"><text:span text:style-name="T18">PassiveSonar:</text:span> This sonar is mounted in the center. It moving behavior can be defined. By default it rotates horizontally about 360 degree.</text:p>
            </text:list-item>
            <text:list-item>
              <text:p text:style-name="P30"><text:span text:style-name="T18">GPS:</text:span> This global positioning system is mounted in the center.</text:p>
            </text:list-item>
            <text:list-item>
              <text:p text:style-name="P30"><text:span text:style-name="T18">GyroCompass:</text:span> This compass is mounted in the center.</text:p>
            </text:list-item>
            <text:list-item>
              <text:p text:style-name="P30"><text:span text:style-name="T18">MovingPropertiesSensor:</text:span> This sensor is mounted in the center.</text:p>
            </text:list-item>
          </text:list>
        </text:list-item>
        <text:list-item>
          <text:p text:style-name="P32">Weapons:</text:p>
          <text:list>
            <text:list-item>
              <text:p text:style-name="P30"><text:span text:style-name="T18">FrontLeftWeaponBattery:</text:span> This weapon battery is mounted at the front left. It contains green torpedos (the main attack weapon).</text:p>
            </text:list-item>
            <text:list-item>
              <text:p text:style-name="P30"><text:span text:style-name="T18">FrontRightWeaponBattery:</text:span> This weapon battery is mounted at the front right. It contains red (active sonar guided) and blue (passive sonar guided) torpedos.</text:p>
            </text:list-item>
            <text:list-item>
              <text:p text:style-name="P30"><text:span text:style-name="T18">BackWeaponBattery:</text:span> This weapon battery is mounted at the back. It contains green and yellow mines.</text:p>
            </text:list-item>
          </text:list>
        </text:list-item>
        <text:list-item>
          <text:p text:style-name="P32">Other:</text:p>
          <text:list>
            <text:list-item>
              <text:p text:style-name="P30"><text:span text:style-name="T18">Transceiver:</text:span> This Transceiver is mounted in the center.</text:p>
            </text:list-item>
            <text:list-item>
              <text:p text:style-name="P30"><draw:frame draw:style-name="fr3" draw:name="Rahmen1" text:anchor-type="paragraph" svg:x="0in" svg:y="0.4429in" svg:width="6.378in" draw:z-index="1"><draw:text-box fo:min-height="3.7736in"><text:p text:style-name="P21"><draw:frame draw:style-name="fr6" draw:name="Grafik1" text:anchor-type="paragraph" svg:width="6.378in" svg:height="3.211in" draw:z-index="12"><draw:image xlink:href="../Abbildungen/Submarine.psd" xlink:type="simple" xlink:show="embed" xlink:actuate="onLoad" loext:mime-type="image/png"/></draw:frame>Fig. <text:sequence text:ref-name="refFig.6" text:name="Fig." text:formula="ooow:Fig.+1" style:num-format="1">7</text:sequence>:<text:tab/>Equipment of a submarine: a) FrontLeftWeaponBattery; b) FrontRightWeaponBattery; c) BowsJetOar / InclinationJetOar; d) AxialInclinationJetOar; e) BuoyancyTank and ControlCenter with ActiveSonar, PassiveSonar, GPS, Compass, Transceiver, MovingPropertiesSensor and Map; f) MainEngine; g) BackWeaponBattery</text:p></draw:text-box></draw:frame><text:span text:style-name="T18">Map:</text:span> This map is mounted in the center. It functionality is to collect data from the sensors and provide useful accessing functions.</text:p>
            </text:list-item>
          </text:list>
        </text:list-item>
      </text:list>
      <text:h text:style-name="Dipl_20_InhVerz_20_Überschrift_20_1" text:outline-level="1"><text:soft-page-break/>Background</text:h>
      <text:h text:style-name="Dipl_20_InhVerz_20_Überschrift_20_2" text:outline-level="2">The World</text:h>
      <text:p text:style-name="Dipl_20_Text">The world is a cube with edge length of 5000 m. Many objects which can have different combinations of properties can exist in that world. The world bases on simple physics. There exists masspoints, forces, impulses and friction. By manipulating these magnitudes objects can move around in the world.</text:p>
      <text:h text:style-name="Dipl_20_InhVerz_20_Überschrift_20_3" text:outline-level="3">Object properties</text:h>
      <text:p text:style-name="Dipl_20_Text">Objects can have different properties in the world:</text:p>
      <text:list xml:id="list215846130038132" text:continue-list="list215846715879485" text:style-name="Dipl_20_Aufzählung">
        <text:list-item text:start-value="1">
          <text:p text:style-name="P30"><text:span text:style-name="T18">Collideable:</text:span> Objets with this property can collide with other objects having this property. </text:p>
        </text:list-item>
        <text:list-item>
          <text:p text:style-name="P30"><text:span text:style-name="T18">Commandable:</text:span> Objects with this property are able to manage command executions.</text:p>
        </text:list-item>
        <text:list-item>
          <text:p text:style-name="P30"><text:span text:style-name="T18">Damageable:</text:span> Objects with this property can be damaged by collisions or by weapons. If the health is below zero the object is dead and will be removed from the world.</text:p>
        </text:list-item>
        <text:list-item>
          <text:p text:style-name="P30"><text:span text:style-name="T18">Dynamic:</text:span> Objects with this property are able to move/or rotate in the world. That means not that they have a machine and can move forward. This property only allows an object a possibility to move/rotate. If an object has no equipment for moving but this property it can be moved/rotated by global forces, by collisions with other objects, etc. Objects that have not this property are also called as "static".</text:p>
        </text:list-item>
        <text:list-item>
          <text:p text:style-name="P32">EventDealable: <text:span text:style-name="T29">Objects with this property are able to handle events. These o</text:span><text:span text:style-name="T7">bjects can have a method </text:span><text:span text:style-name="T15">processEvent()</text:span><text:span text:style-name="T7">. This method is called if an event has arived. In this method any code can be executed. </text:span></text:p>
        </text:list-item>
        <text:list-item>
          <text:p text:style-name="P32">ForceEmitter: <text:span text:style-name="T29">Objects with this property are able to emit forces to other dynamic objects.</text:span></text:p>
        </text:list-item>
        <text:list-item>
          <text:p text:style-name="P32">ImpulsEmitter: <text:span text:style-name="T29">Objects with this property are able to emit impulses to other dynamic objects.</text:span></text:p>
        </text:list-item>
        <text:list-item>
          <text:p text:style-name="P33"><text:span text:style-name="T18">Pythonable:</text:span> Objects with this property are able to be specialized in python.</text:p>
        </text:list-item>
        <text:list-item>
          <text:p text:style-name="P30"><text:span text:style-name="T18">R</text:span><text:span text:style-name="T12">echar</text:span><text:span text:style-name="T24">geable:</text:span><text:span text:style-name="T26"> </text:span><text:span text:style-name="T28">Objects with this property are able to be recharged by a resource provider. For recharge at a resource provider, objects must be request the recharging. If the object is currently recharging a new request of recharge to the same provider will fail until the recharging ends.</text:span></text:p>
        </text:list-item>
        <text:list-item>
          <text:p text:style-name="P30"><text:span text:style-name="T18">ResourceProvider</text:span><text:span text:style-name="T25">:</text:span><text:span text:style-name="T27"> </text:span><text:span text:style-name="T23">Objects with this property are able to provide resources to rechargeable objects.</text:span></text:p>
        </text:list-item>
        <text:list-item>
          <text:p text:style-name="P32">Solid: <text:span text:style-name="T29">Objects with this property are visible. These will be drawn in the views.</text:span></text:p>
        </text:list-item>
        <text:list-item>
          <text:p text:style-name="P34"><text:span text:style-name="T18">SoundEmitter:</text:span> Objects with this property are able to emit sounds to sound receiver.</text:p>
        </text:list-item>
        <text:list-item>
          <text:p text:style-name="P30"><text:span text:style-name="T25">SoundReceiver:</text:span><text:span text:style-name="T23"> Objects with this property receive sounds emitted by sound emitter.</text:span></text:p>
        </text:list-item>
        <text:list-item>
          <text:p text:style-name="P32">Updateable: <text:span text:style-name="T7">Objects with this property have a method </text:span><text:span text:style-name="T15">update()</text:span><text:span text:style-name="T7">. In this method any code can be executed. Update is called about every 10 ms.</text:span></text:p>
        </text:list-item>
      </text:list>
      <text:p text:style-name="Dipl_20_Text">Examples for combination of these properties are:</text:p>
      <text:list xml:id="list215846820910782" text:continue-list="list215846130038132" text:style-name="Dipl_20_Aufzählung">
        <text:list-item text:start-value="1">
          <text:p text:style-name="P30">Submarine, which have properties Collideable, Commandable, Damageable, Dynamic, EventDealable, Impulsemitter, Pythonable, Solid, SoundEmitter and Updateable.</text:p>
        </text:list-item>
        <text:list-item>
          <text:p text:style-name="P30">Wall, which have properties Collideable and Solid.</text:p>
        </text:list-item>
        <text:list-item>
          <text:p text:style-name="P30">Rock (or asteroid), which have properties Collideable, Damageable, Dynamic and Solid.</text:p>
        </text:list-item>
        <text:list-item>
          <text:p text:style-name="P30"><text:soft-page-break/>WeaponSupply, which have properties Collideable, Dynamic, Solid, ResourceProvider and Updateable.</text:p>
        </text:list-item>
      </text:list>
      <text:h text:style-name="Dipl_20_InhVerz_20_Überschrift_20_3" text:outline-level="3">Events</text:h>
      <text:p text:style-name="Dipl_20_Text">Events are delivered to objects that can handle events (EventDealable). An event consists of a sender, a receiver, a message and the time to life. There exists no specializations of events. Events are the container to transport information from one object to another. The information is the message. There exists specializations of messages:</text:p>
      <text:list xml:id="list215846660202607" text:continue-list="list215846820910782" text:style-name="Dipl_20_Aufzählung">
        <text:list-item text:start-value="1">
          <text:p text:style-name="P30"><text:span text:style-name="T18">CollisionMessage:</text:span> This message indicates a collision. It provides some detail information about the collision (e.g. the collision point and applied damage).</text:p>
        </text:list-item>
        <text:list-item>
          <text:p text:style-name="P30"><text:span text:style-name="T18">ExplosionMessage:</text:span> This message indicates an explosion. It provides some detail information about the explosion (e.g. the explosion point and applied damage).</text:p>
        </text:list-item>
        <text:list-item>
          <text:p text:style-name="P30"><text:span text:style-name="T18">TextMessage:</text:span> This message indicates an incoming text message. It contains the text.</text:p>
        </text:list-item>
        <text:list-item>
          <text:p text:style-name="P30"><text:span text:style-name="T18">TransceiverMessage:</text:span> This indicates an incoming message from a transceiver. It contains the text that was sent.</text:p>
        </text:list-item>
        <text:list-item>
          <text:p text:style-name="P30"><text:span text:style-name="T18">SystemMessage:</text:span> This message indicates a hint from the framework. Currently this is only the warning message if objects are outside the world.</text:p>
        </text:list-item>
      </text:list>
      <text:h text:style-name="Dipl_20_InhVerz_20_Überschrift_20_3" text:outline-level="3">Commands</text:h>
      <text:p text:style-name="Dipl_20_Text">Commands are used to control things on an object. Commands are executed one after another. If a command should be executed when another command is currently executed, the command is stored and will be executed immediately after the previous. So you can create and execute command stacks consisting of many commands (see example YellowSubmarine).</text:p>
      <text:p text:style-name="Dipl_20_Text">Commands can be also MacroCommands. Those macros can consist of commands and other macro commands. You can define some special macros that combine often used commands (see example BlueSubmarine, GreenSubmarine, CyanSubmarine).</text:p>
      <text:p text:style-name="Dipl_20_Text">The following predefined commands are available:</text:p>
      <text:list xml:id="list215846711603266" text:continue-list="list215846660202607" text:style-name="Dipl_20_Aufzählung">
        <text:list-item text:start-value="1">
          <text:p text:style-name="P35">Lowlevel commands</text:p>
          <text:list>
            <text:list-item>
              <text:p text:style-name="P30"><text:span text:style-name="T18">PushCommand: </text:span><text:span text:style-name="T29">This command makes the command processor store the current context onto the top of a stack.</text:span></text:p>
            </text:list-item>
            <text:list-item>
              <text:p text:style-name="P32">PopCommand: <text:span text:style-name="T29">This command makes the command processor restore the topmost context of a stack to the current context.</text:span></text:p>
            </text:list-item>
            <text:list-item>
              <text:p text:style-name="P32">RepeatCommand: <text:span text:style-name="T29">This command makes the command processor repeat the previously executed commands of the current context.</text:span></text:p>
            </text:list-item>
            <text:list-item>
              <text:p text:style-name="P32">CleanupHistoryCommand: <text:span text:style-name="T29">This command makes the command processor clean up the container containing previously executed commands.</text:span></text:p>
            </text:list-item>
          </text:list>
        </text:list-item>
        <text:list-item>
          <text:p text:style-name="P35">Highlevel commands:</text:p>
          <text:list>
            <text:list-item>
              <text:p text:style-name="P30"><text:span text:style-name="T18">CSWFireCommand:</text:span><text:span text:style-name="T29"> This command makes the submarine launch a weapon.</text:span></text:p>
            </text:list-item>
            <text:list-item>
              <text:p text:style-name="P30"><text:span text:style-name="T18">CSWSendEventCommand:</text:span><text:span text:style-name="T29"> This command makes the submarine send an event.</text:span></text:p>
            </text:list-item>
            <text:list-item>
              <text:p text:style-name="P30"><text:span text:style-name="T18">CSWSetEngineIntensityCommand:</text:span><text:span text:style-name="T29"> This command makes an engine change its intensity.</text:span></text:p>
            </text:list-item>
            <text:list-item>
              <text:p text:style-name="P30"><text:span text:style-name="T18">CSWSetEngineDirectionCommand:</text:span> <text:span text:style-name="T29">This command makes an engine change its direction.</text:span></text:p>
            </text:list-item>
            <text:list-item>
              <text:p text:style-name="P30"><text:span text:style-name="T18">CSWRechargeWeaponBatteryCommand:</text:span> <text:span text:style-name="T29">This command makes a weapon battery request recharge to a weapon supply.</text:span></text:p>
            </text:list-item>
            <text:list-item>
              <text:p text:style-name="P30"><text:soft-page-break/><text:span text:style-name="T18">CSWWaitCommand:</text:span> <text:span text:style-name="T29"><text:s/>This command makes the command execution wait a given time.</text:span></text:p>
            </text:list-item>
            <text:list-item>
              <text:p text:style-name="P30"><text:span text:style-name="T18">Predefined macro commands:</text:span> <text:span text:style-name="T29">This is a collection of maybe often used combination of commands.</text:span></text:p>
            </text:list-item>
          </text:list>
        </text:list-item>
      </text:list>
      <text:p text:style-name="Dipl_20_Überschrift_20_3">Create a new <text:span text:style-name="T10">command</text:span></text:p>
      <text:p text:style-name="P25">Combining available commands is good but if you want to create a completely new behavior you have to write your own command. This must be done by inheriting from the base class <text:span text:style-name="T14">CSWPyCommand</text:span>. In <text:sequence-ref text:reference-format="category-and-value" text:ref-name="refFig.7">Fig. 8</text:sequence-ref><text:s/>a simple example is shown. This command does nothing. Other available examples are used by IndigoSubmarine.</text:p>
      <text:p text:style-name="P25">You must define the following methods:</text:p>
      <text:list xml:id="list215846990733964" text:continue-list="list215846711603266" text:style-name="Dipl_20_Aufzählung">
        <text:list-item text:start-value="1">
          <text:p text:style-name="P31"><text:span text:style-name="T14">__init__</text:span>: T<text:span text:style-name="T3">he constructor must be able to handle copy constructions and ordinary constructions (see line 2-6). In the first case a construction from a given command of the same type must be done. In the second case an ordinary construction must be done.</text:span></text:p>
        </text:list-item>
        <text:list-item>
          <text:p text:style-name="P36"><text:span text:style-name="T14">initialize</text:span>: This method is called directly before the first time <text:span text:style-name="T14">step</text:span> is called. Here initializations should be done.</text:p>
        </text:list-item>
        <text:list-item>
          <text:p text:style-name="P36"><text:span text:style-name="T14">step</text:span>: This method is called periodically about every 10 ms. Here useful calculations should be done. With the method <text:span text:style-name="T14">setProgress</text:span> the current progress must be updated. If the command wishes to finish itself it must call <text:span text:style-name="T14">finished</text:span>. But before doing that the progress must be set to 1 (i.e. 100 percent) otherwise <text:span text:style-name="T14">wasExecuted</text:span> will never return true.</text:p>
        </text:list-item>
        <text:list-item>
          <text:p text:style-name="P36"><text:span text:style-name="T14">cleanup</text:span>: This method is called directly after finishing. Here the used resources (e.g. engines) should be released or reseted.</text:p>
        </text:list-item>
        <text:list-item>
          <text:p text:style-name="P36"><text:span text:style-name="T14">getName</text:span>: This method should return a useful command name (e.g. class name).</text:p>
        </text:list-item>
        <text:list-item>
          <text:p text:style-name="P36"><text:span text:style-name="T14">getDetails</text:span> (optional): This method should return some interesting information about the current command state.</text:p>
        </text:list-item>
      </text:list>
      <text:p text:style-name="P25">The execution time of the methods <text:span text:style-name="T14">initialize</text:span>, <text:span text:style-name="T14">step</text:span> and <text:span text:style-name="T14">cleanup</text:span> is restricted. Do not exceed excecution time of 6 ms in average of each of these methods. If you do this the submarine that currently executes this command will be kicked from the current battle.</text:p>
      <text:list xml:id="list215847231945725" text:continue-list="list2447227268" text:style-name="Dipl_20_Code_20_Nummerierung">
        <text:list-item>
          <text:list>
            <text:list-item>
              <text:p text:style-name="Dipl_20_Code">class NOPCommand(CSWPyCommand):</text:p>
            </text:list-item>
            <text:list-item>
              <text:p text:style-name="Dipl_20_Code"><text:s text:c="4"/>def __init__(self, param = None):</text:p>
            </text:list-item>
            <text:list-item>
              <text:p text:style-name="Dipl_20_Code"><text:s text:c="8"/>if isinstance(param, self.__class__): </text:p>
            </text:list-item>
            <text:list-item>
              <text:p text:style-name="Dipl_20_Code"><text:s text:c="12"/>CSWPyCommand.__init__(self, param)</text:p>
            </text:list-item>
            <text:list-item>
              <text:p text:style-name="Dipl_20_Code"><text:s text:c="8"/>else: </text:p>
            </text:list-item>
            <text:list-item>
              <text:p text:style-name="Dipl_20_Code"><text:s text:c="12"/>CSWPyCommand.__init__(self)</text:p>
            </text:list-item>
            <text:list-item>
              <text:p text:style-name="Dipl_20_Code"/>
            </text:list-item>
            <text:list-item>
              <text:p text:style-name="Dipl_20_Code"><text:s text:c="4"/>def initialize(self):</text:p>
            </text:list-item>
            <text:list-item>
              <text:p text:style-name="Dipl_20_Code"><text:s text:c="8"/>pass</text:p>
            </text:list-item>
            <text:list-item>
              <text:p text:style-name="Dipl_20_Code"><text:s text:c="8"/></text:p>
            </text:list-item>
            <text:list-item>
              <text:p text:style-name="Dipl_20_Code"><text:s text:c="4"/>def step(self):</text:p>
            </text:list-item>
            <text:list-item>
              <text:p text:style-name="Dipl_20_Code"><text:s text:c="8"/>self.setProgress(1)</text:p>
            </text:list-item>
            <text:list-item>
              <text:p text:style-name="Dipl_20_Code"><text:s text:c="8"/>self.finished()</text:p>
            </text:list-item>
            <text:list-item>
              <text:p text:style-name="Dipl_20_Code"/>
            </text:list-item>
            <text:list-item>
              <text:p text:style-name="Dipl_20_Code"><text:s text:c="4"/>def cleanup(self):</text:p>
            </text:list-item>
            <text:list-item>
              <text:p text:style-name="Dipl_20_Code"><text:s text:c="8"/>pass</text:p>
            </text:list-item>
            <text:list-item>
              <text:p text:style-name="Dipl_20_Code"><text:s text:c="4"/></text:p>
            </text:list-item>
            <text:list-item>
              <text:p text:style-name="Dipl_20_Code"><text:s text:c="4"/>def getName(self):</text:p>
            </text:list-item>
            <text:list-item>
              <text:p text:style-name="Dipl_20_Code"><text:s text:c="8"/>return self.__class__.__name__</text:p>
            </text:list-item>
          </text:list>
        </text:list-item>
      </text:list>
      <text:p text:style-name="P21"><text:soft-page-break/>Fig. <text:sequence text:ref-name="refFig.7" text:name="Fig." text:formula="ooow:Fig.+1" style:num-format="1">8</text:sequence>:<text:tab/>Example of a minimal command implementation that does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svg:font-family="Courier"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utiger 45 Light" svg:font-family="'Frutiger 45 Light'"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89" draw:display-name="Hatch 18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1114in" draw:dots2="1" draw:dots2-length="0.1114in" draw:distance="0.1114in"/>
    <draw:stroke-dash draw:name="Dashed_20__28_var_29__20_14" draw:display-name="Dashed (var) 14"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50" draw:display-name="Dashed (var) 150" draw:style="rect" draw:dots1="1" draw:dots1-length="0.1114in" draw:dots2="1" draw:dots2-length="0.1114in" draw:distance="0.1114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163" draw:display-name="Dashed (var) 163" draw:style="rect" draw:dots1="1" draw:dots1-length="0.0043in" draw:dots2="1" draw:dots2-length="0.0043in" draw:distance="0.0043in"/>
    <draw:stroke-dash draw:name="Dashed_20__28_var_29__20_164" draw:display-name="Dashed (var) 164" draw:style="rect" draw:dots1="1" draw:dots1-length="0.0043in" draw:dots2="1" draw:dots2-length="0.0043in" draw:distance="0.0043in"/>
    <draw:stroke-dash draw:name="Dashed_20__28_var_29__20_165" draw:display-name="Dashed (var) 165" draw:style="rect" draw:dots1="1" draw:dots1-length="0.0043in" draw:dots2="1" draw:dots2-length="0.0043in" draw:distance="0.0043in"/>
    <draw:stroke-dash draw:name="Dashed_20__28_var_29__20_166" draw:display-name="Dashed (var) 166" draw:style="rect" draw:dots1="1" draw:dots1-length="0.0043in" draw:dots2="1" draw:dots2-length="0.0043in" draw:distance="0.0043in"/>
    <draw:stroke-dash draw:name="Dashed_20__28_var_29__20_167" draw:display-name="Dashed (var) 167" draw:style="rect" draw:dots1="1" draw:dots1-length="0.0043in" draw:dots2="1" draw:dots2-length="0.0043in" draw:distance="0.0043in"/>
    <draw:stroke-dash draw:name="Dashed_20__28_var_29__20_168" draw:display-name="Dashed (var) 168" draw:style="rect" draw:dots1="1" draw:dots1-length="0.0043in" draw:dots2="1" draw:dots2-length="0.0043in" draw:distance="0.0043in"/>
    <draw:stroke-dash draw:name="Dashed_20__28_var_29__20_169" draw:display-name="Dashed (var) 169"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70" draw:display-name="Dashed (var) 170" draw:style="rect" draw:dots1="1" draw:dots1-length="0.0043in" draw:dots2="1" draw:dots2-length="0.0043in" draw:distance="0.0043in"/>
    <draw:stroke-dash draw:name="Dashed_20__28_var_29__20_171" draw:display-name="Dashed (var) 171" draw:style="rect" draw:dots1="1" draw:dots1-length="0.0043in" draw:dots2="1" draw:dots2-length="0.0043in" draw:distance="0.0043in"/>
    <draw:stroke-dash draw:name="Dashed_20__28_var_29__20_172" draw:display-name="Dashed (var) 172" draw:style="rect" draw:dots1="1" draw:dots1-length="0.0043in" draw:dots2="1" draw:dots2-length="0.0043in" draw:distance="0.0043in"/>
    <draw:stroke-dash draw:name="Dashed_20__28_var_29__20_173" draw:display-name="Dashed (var) 173"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family="'Times New Roman'"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class="text">
      <style:paragraph-properties fo:margin-left="0.4335in" fo:margin-right="0in" fo:margin-top="0.3335in" fo:margin-bottom="0in" loext:contextual-spacing="false" style:line-height-at-least="0.25in" fo:orphans="2" fo:widows="2" fo:text-indent="-0.4335in" style:auto-text-indent="false" fo:keep-with-next="always"/>
      <style:text-properties style:use-window-font-color="true" style:font-name="Times" fo:font-family="Times" style:font-family-generic="roman" style:font-pitch="variable" fo:font-size="16pt" fo:language="de" fo:country="DE"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class="text">
      <style:paragraph-properties fo:margin-left="0.4335in" fo:margin-right="0in" fo:margin-top="0.1665in" fo:margin-bottom="0in" loext:contextual-spacing="false" style:line-height-at-least="0.25in" fo:orphans="2" fo:widows="2" fo:text-indent="-0.4335in" style:auto-text-indent="false" fo:keep-with-next="always"/>
      <style:text-properties style:use-window-font-color="true" style:font-name="Times" fo:font-family="Times" style:font-family-generic="roman" style:font-pitch="variable" fo:font-size="13pt" fo:language="de" fo:country="DE"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style>
    <style:style style:name="Heading_20_3" style:display-name="Heading 3" style:family="paragraph" style:parent-style-name="Standard" style:class="text">
      <style:paragraph-properties fo:margin-left="0.6299in" fo:margin-right="0in" fo:margin-top="0.1665in" fo:margin-bottom="0in" loext:contextual-spacing="false" style:line-height-at-least="0.25in" fo:orphans="2" fo:widows="2" fo:text-indent="-0.6299in" style:auto-text-indent="false" fo:keep-with-next="always"/>
      <style:text-properties style:use-window-font-color="true" style:font-name="Times" fo:font-family="Times" style:font-family-generic="roman" style:font-pitch="variable" fo:font-size="12pt" fo:language="de" fo:country="D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class="text">
      <style:paragraph-properties fo:text-align="justify" style:justify-single-word="false" fo:keep-with-next="always"/>
      <style:text-properties style:font-name="Frutiger 45 Light" fo:font-family="'Frutiger 45 Light'" style:font-family-generic="swiss" style:font-pitch="variable" fo:font-style="italic" style:font-style-asian="italic" style:font-style-complex="italic"/>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Text_20_body" style:class="extra" style:master-page-name="">
      <style:paragraph-properties fo:text-align="start" style:justify-single-word="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154in" fo:margin-right="0.3807in" fo:margin-top="0.028in" fo:margin-bottom="0in" loext:contextual-spacing="false" style:line-height-at-least="0.1945in" fo:text-align="justify" style:justify-single-word="false" fo:orphans="2" fo:widows="2" fo:text-indent="-0.3154in" style:auto-text-indent="false">
        <style:tab-stops>
          <style:tab-stop style:position="0in"/>
          <style:tab-stop style:position="5.9063in" style:type="right" style:leader-style="dotted" style:leader-text="."/>
        </style:tab-stops>
      </style:paragraph-properties>
      <style:text-properties style:use-window-font-color="true" style:font-name="Times" fo:font-family="Times"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ntents_20_2" style:display-name="Contents 2" style:family="paragraph" style:parent-style-name="Standard" style:next-style-name="Standard" style:class="index">
      <style:paragraph-properties fo:margin-left="0.6299in" fo:margin-right="0.3807in" fo:margin-top="0.028in" fo:margin-bottom="0in" loext:contextual-spacing="false" style:line-height-at-least="0.1945in" fo:text-align="justify" style:justify-single-word="false" fo:orphans="2" fo:widows="2" fo:text-indent="-0.3154in" style:auto-text-indent="false">
        <style:tab-stops>
          <style:tab-stop style:position="0in"/>
          <style:tab-stop style:position="5.5917in" style:type="right" style:leader-style="dotted" style:leader-text="."/>
        </style:tab-stops>
      </style:paragraph-properties>
      <style:text-properties style:use-window-font-color="true" style:font-name="Times" fo:font-family="Times"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ntents_20_3" style:display-name="Contents 3" style:family="paragraph" style:parent-style-name="Standard" style:next-style-name="Standard" style:class="index">
      <style:paragraph-properties fo:margin-left="1.1811in" fo:margin-right="0.3807in" fo:margin-top="0.028in" fo:margin-bottom="0in" loext:contextual-spacing="false" style:line-height-at-least="0.1945in" fo:text-align="justify" style:justify-single-word="false" fo:orphans="2" fo:widows="2" fo:text-indent="-0.5516in" style:auto-text-indent="false">
        <style:tab-stops>
          <style:tab-stop style:position="5.0402in" style:type="right" style:leader-style="dotted" style:leader-text="."/>
        </style:tab-stops>
      </style:paragraph-properties>
      <style:text-properties style:use-window-font-color="true" style:font-name="Times" fo:font-family="Times"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01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23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27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07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3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Dipl_20_Standart" style:class="index" style:master-page-name="">
      <loext:graphic-properties draw:fill="none" draw:fill-color="#99ccff"/>
      <style:paragraph-properties fo:margin-left="0.3937in" fo:margin-right="0in" fo:margin-top="0.1575in" fo:margin-bottom="0in" loext:contextual-spacing="false" fo:text-align="justify" style:justify-single-word="false" fo:text-indent="-0.3937in" style:auto-text-indent="false" style:page-number="auto" fo:background-color="transparent" fo:keep-with-next="auto">
        <style:tab-stops/>
      </style:paragraph-properties>
      <style:text-properties fo:font-size="12pt"/>
    </style:style>
    <style:style style:name="Horizontal_20_Line" style:display-name="Horizontal Line" style:family="paragraph" style:parent-style-name="Standard" style:next-style-name="Text_20_body" style:class="html" style:master-page-name="">
      <loext:graphic-properties draw:fill="none" draw:fill-color="#99ccff"/>
      <style:paragraph-properties fo:margin-top="0in" fo:margin-bottom="0.0398in" loext:contextual-spacing="false" fo:line-height="100%" style:page-number="auto" fo:background-color="transparent" fo:padding="0.0193in" fo:border-left="none" fo:border-right="none" fo:border-top="0.99pt solid #000000" fo:border-bottom="0.06pt solid #000000" text:number-lines="false" text:line-number="0" style:join-border="false">
        <style:tab-stops/>
        <style:drop-cap/>
      </style:paragraph-properties>
      <style:text-properties fo:font-size="6pt" style:font-size-asian="6pt" style:font-size-complex="6pt"/>
    </style:style>
    <style:style style:name="DAGM_20_abstract" style:display-name="DAGM abstract" style:family="paragraph" style:next-style-name="Standard">
      <style:paragraph-properties fo:margin-left="0.472in" fo:margin-right="0.4752in" fo:margin-top="0.278in" fo:margin-bottom="0in" loext:contextual-spacing="false" style:line-height-at-least="0.222in" fo:text-align="justify" style:justify-single-word="false" fo:orphans="2" fo:widows="2" fo:text-indent="0in" style:auto-text-indent="false"/>
      <style:text-properties style:use-window-font-color="true" style:font-name="Times" fo:font-family="Times" style:font-family-generic="roman" style:font-pitch="variable" fo:font-size="12pt" fo:language="de" fo:country="DE"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style>
    <style:style style:name="DAGM_20_address" style:display-name="DAGM address" style:family="paragraph" style:next-style-name="DAGM_20_abstract">
      <style:paragraph-properties fo:text-align="center" style:justify-single-word="false" fo:orphans="2" fo:widows="2"/>
      <style:text-properties style:use-window-font-color="true" style:font-name="Times" fo:font-family="Times"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DAGM_20_author" style:display-name="DAGM author" style:family="paragraph" style:next-style-name="DAGM_20_address">
      <style:paragraph-properties fo:margin-top="0in" fo:margin-bottom="0.1945in" loext:contextual-spacing="false" fo:text-align="center" style:justify-single-word="false" fo:orphans="2" fo:widows="2"/>
      <style:text-properties style:use-window-font-color="true" style:font-name="Times" fo:font-family="Times" style:font-family-generic="roman" style:font-pitch="variable" fo:font-size="14pt" fo:language="de" fo:country="D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style>
    <style:style style:name="DAGM_20_enumeration" style:display-name="DAGM enumeration" style:family="paragraph">
      <style:paragraph-properties fo:margin-left="0.4925in" fo:margin-right="0in" fo:margin-top="0.028in" fo:margin-bottom="0in" loext:contextual-spacing="false" style:line-height-at-least="0.1945in" fo:text-align="justify" style:justify-single-word="false" fo:orphans="2" fo:widows="2" fo:text-indent="-0.4925in" style:auto-text-indent="false"/>
      <style:text-properties style:use-window-font-color="true" style:font-name="Times" fo:font-family="Times"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Dpl_20_Formel" style:display-name="Dpl Formel" style:family="paragraph" style:parent-style-name="Dipl_20_Standart" style:next-style-name="Dipl_20_Text" style:master-page-name="">
      <style:paragraph-properties fo:margin-left="0.4925in" fo:margin-right="0in" fo:margin-top="0.0398in" fo:margin-bottom="0.0783in" loext:contextual-spacing="false" style:line-height-at-least="0.1945in" fo:keep-together="always" fo:orphans="2" fo:widows="2" fo:text-indent="0in" style:auto-text-indent="false" style:page-number="auto" fo:keep-with-next="auto">
        <style:tab-stops>
          <style:tab-stop style:position="2.5354in" style:type="center"/>
          <style:tab-stop style:position="5.3728in" style:type="right"/>
        </style:tab-stops>
      </style:paragraph-properties>
      <style:text-properties style:use-window-font-color="true" style:font-name="Times New Roman1" fo:font-family="'Times New Roman'" style:font-style-name="Standard"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DAGM_20_table_20_text" style:display-name="DAGM table text" style:family="paragraph">
      <style:paragraph-properties fo:margin-top="0.0417in" fo:margin-bottom="0.0417in" loext:contextual-spacing="false" style:line-height-at-least="0.1945in" fo:text-align="center" style:justify-single-word="false" fo:keep-together="always" fo:orphans="2" fo:widows="2" fo:keep-with-next="always"/>
      <style:text-properties style:use-window-font-color="true" style:font-name="Times" fo:font-family="Times"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RL_20_Scientific_20_Table_20_Text" style:display-name="SRL Scientific Table Text" style:family="paragraph" style:parent-style-name="DAGM_20_table_20_text">
      <style:paragraph-properties fo:text-align="start" style:justify-single-word="false"/>
      <style:text-properties style:font-name="Arial" fo:font-family="Arial" style:font-family-generic="swiss" style:font-pitch="variable" fo:font-size="9pt" style:font-size-asian="9pt"/>
    </style:style>
    <style:style style:name="DAGM_20_figure" style:display-name="DAGM figure" style:family="paragraph" style:next-style-name="Standard">
      <style:paragraph-properties fo:margin-top="0.1252in" fo:margin-bottom="0.1252in" loext:contextual-spacing="false" fo:text-align="center" style:justify-single-word="false" fo:keep-together="always" fo:orphans="2" fo:widows="2" fo:keep-with-next="always"/>
      <style:text-properties style:use-window-font-color="true" style:font-name="Times" fo:font-family="Times"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DAGM_20_figure_20_description" style:display-name="DAGM figure description" style:family="paragraph" style:next-style-name="Standard">
      <style:paragraph-properties fo:margin-left="0.861in" fo:margin-right="0in" fo:margin-top="0in" fo:margin-bottom="0.1252in" loext:contextual-spacing="false" fo:text-align="justify" style:justify-single-word="false" fo:keep-together="always" fo:orphans="2" fo:widows="2" fo:text-indent="-0.8472in" style:auto-text-indent="false"/>
      <style:text-properties style:use-window-font-color="true" style:font-name="Times" fo:font-family="Times" style:font-family-generic="roman" style:font-pitch="variable" fo:font-size="11pt" fo:language="de" fo:country="D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DAGM_20_listing" style:display-name="DAGM listing" style:family="paragraph" style:parent-style-name="DAGM_20_enumeration">
      <style:paragraph-properties fo:margin-left="0in" fo:margin-right="0in" fo:margin-top="0in" fo:margin-bottom="0in" loext:contextual-spacing="false" fo:line-height="100%" fo:text-align="start" style:justify-single-word="false" fo:text-indent="-0.0063in" style:auto-text-indent="false"/>
      <style:text-properties style:font-name="Courier" fo:font-family="Courier" style:font-family-generic="modern" fo:font-size="9pt" style:font-size-asian="9pt"/>
    </style:style>
    <style:style style:name="DAGM_20_program" style:display-name="DAGM program" style:family="paragraph" style:parent-style-name="Standard">
      <style:paragraph-properties fo:margin-top="0.028in" fo:margin-bottom="0in" loext:contextual-spacing="false" style:line-height-at-least="0.1665in">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s>
      </style:paragraph-properties>
      <style:text-properties style:font-name="Courier" fo:font-family="Courier" style:font-family-generic="modern" fo:language="de" fo:country="DE"/>
    </style:style>
    <style:style style:name="DAGM_20_references" style:display-name="DAGM references" style:family="paragraph">
      <style:paragraph-properties fo:margin-left="0.3937in" fo:margin-right="0in" fo:margin-top="0.1665in" fo:margin-bottom="0in" loext:contextual-spacing="false" fo:text-align="justify" style:justify-single-word="false" fo:orphans="2" fo:widows="2" fo:text-indent="-0.3937in" style:auto-text-indent="false"/>
      <style:text-properties style:use-window-font-color="true" style:font-name="Times" fo:font-family="Times"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DAGM_20_subscript" style:display-name="DAGM subscript" style:family="paragraph" style:next-style-name="Standard">
      <style:paragraph-properties fo:margin-top="0.1665in" fo:margin-bottom="0in" loext:contextual-spacing="false" style:line-height-at-least="0.1945in" fo:text-align="justify" style:justify-single-word="false" fo:orphans="2" fo:widows="2"/>
      <style:text-properties style:use-window-font-color="true" style:text-position="22% 100%" style:font-name="Times" fo:font-family="Times" style:font-family-generic="roman" style:font-pitch="variable" fo:font-size="9pt" fo:language="de" fo:country="DE"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DAGM_20_superscript" style:display-name="DAGM superscript" style:family="paragraph">
      <style:paragraph-properties fo:margin-top="0.1665in" fo:margin-bottom="0in" loext:contextual-spacing="false" style:line-height-at-least="0.1945in" fo:text-align="justify" style:justify-single-word="false" fo:orphans="2" fo:widows="2"/>
      <style:text-properties style:use-window-font-color="true" style:text-position="33% 100%" style:font-name="Times" fo:font-family="Times" style:font-family-generic="roman" style:font-pitch="variable" fo:font-size="9pt" fo:language="de" fo:country="DE"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DAGM_20_table_20_description" style:display-name="DAGM table description" style:family="paragraph" style:next-style-name="Standard">
      <style:paragraph-properties fo:margin-left="0.861in" fo:margin-right="0in" fo:margin-top="0.1665in" fo:margin-bottom="0.1252in" loext:contextual-spacing="false" fo:text-align="justify" style:justify-single-word="false" fo:keep-together="always" fo:orphans="2" fo:widows="2" fo:text-indent="-0.8472in" style:auto-text-indent="false"/>
      <style:text-properties style:use-window-font-color="true" style:font-name="Times" fo:font-family="Times" style:font-family-generic="roman" style:font-pitch="variable" fo:font-size="11pt" fo:language="de" fo:country="D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DAGM_20_title" style:display-name="DAGM title" style:family="paragraph" style:next-style-name="DAGM_20_author">
      <style:paragraph-properties fo:margin-top="0in" fo:margin-bottom="0.25in" loext:contextual-spacing="false" fo:text-align="center" style:justify-single-word="false" fo:orphans="2" fo:widows="2"/>
      <style:text-properties style:use-window-font-color="true" style:font-name="Times" fo:font-family="Times" style:font-family-generic="roman" style:font-pitch="variable" fo:font-size="18pt" fo:language="de" fo:country="DE"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0pt"/>
    </style:style>
    <style:style style:name="IEEE_20_address" style:display-name="IEEE address" style:family="paragraph">
      <style:paragraph-properties fo:margin-top="0in" fo:margin-bottom="0.0972in" loext:contextual-spacing="false" style:line-height-at-least="0.1945in" fo:text-align="center" style:justify-single-word="false" fo:orphans="2" fo:widows="2"/>
      <style:text-properties style:use-window-font-color="true" style:font-name="Times" fo:font-family="Times"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IEEE_20_author" style:display-name="IEEE author" style:family="paragraph" style:next-style-name="IEEE_20_address">
      <style:paragraph-properties fo:margin-top="0in" fo:margin-bottom="0.1945in" loext:contextual-spacing="false" style:line-height-at-least="0.1945in" fo:text-align="center" style:justify-single-word="false" fo:orphans="2" fo:widows="2"/>
      <style:text-properties style:use-window-font-color="true" style:font-name="Times" fo:font-family="Times"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IEEE_20_enumeration" style:display-name="IEEE enumeration" style:family="paragraph">
      <style:paragraph-properties fo:margin-left="0.1575in" fo:margin-right="0in" style:line-height-at-least="0.1665in" fo:text-align="justify" style:justify-single-word="false" fo:orphans="2" fo:widows="2" fo:text-indent="-0.1575in" style:auto-text-indent="false"/>
      <style:text-properties style:use-window-font-color="true" style:font-name="Times" fo:font-family="Times"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EEE_20_figure" style:display-name="IEEE figure" style:family="paragraph" style:next-style-name="Standard">
      <style:paragraph-properties style:line-height-at-least="0.1665in" fo:text-align="center" style:justify-single-word="false" fo:keep-together="always" fo:orphans="2" fo:widows="2" fo:keep-with-next="always"/>
      <style:text-properties style:use-window-font-color="true" style:font-name="Times" fo:font-family="Times"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EEE_20_figure_20_description" style:display-name="IEEE figure description" style:family="paragraph" style:next-style-name="Standard">
      <style:paragraph-properties fo:margin-left="0.5909in" fo:margin-right="0.1181in" fo:margin-top="0in" fo:margin-bottom="0.139in" loext:contextual-spacing="false" style:line-height-at-least="0.1665in" fo:text-align="justify" style:justify-single-word="false" fo:keep-together="always" fo:orphans="2" fo:widows="2" fo:text-indent="-0.5909in" style:auto-text-indent="false">
        <style:tab-stops>
          <style:tab-stop style:position="-0.0075in"/>
        </style:tab-stops>
      </style:paragraph-properties>
      <style:text-properties style:use-window-font-color="true" style:font-name="Times" fo:font-family="Times"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EEE_20_references" style:display-name="IEEE references" style:family="paragraph">
      <style:paragraph-properties fo:margin-left="0.3335in" fo:margin-right="0in" style:line-height-at-least="0.1528in" fo:text-align="justify" style:justify-single-word="false" fo:keep-together="always" fo:orphans="2" fo:widows="2" fo:text-indent="-0.3193in" style:auto-text-indent="false">
        <style:tab-stops>
          <style:tab-stop style:position="0in"/>
        </style:tab-stops>
      </style:paragraph-properties>
      <style:text-properties style:use-window-font-color="true" style:font-name="Times" fo:font-family="Times" style:font-family-generic="roman" style:font-pitch="variable" fo:font-size="9pt" fo:language="de" fo:country="DE"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IEEE_20_section" style:display-name="IEEE section" style:family="paragraph" style:next-style-name="Standard">
      <style:paragraph-properties fo:margin-left="0.389in" fo:margin-right="0in" fo:margin-top="0in" fo:margin-bottom="0.1945in" loext:contextual-spacing="false" style:line-height-at-least="0.1945in" fo:text-align="justify" style:justify-single-word="false" fo:keep-together="always" fo:orphans="2" fo:widows="2" fo:text-indent="-0.3937in" style:auto-text-indent="false" fo:keep-with-next="always"/>
      <style:text-properties style:use-window-font-color="true" style:font-name="Times" fo:font-family="Times" style:font-family-generic="roman" style:font-pitch="variable" fo:font-size="12pt" fo:language="de" fo:country="D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IEEE_20_subsection" style:display-name="IEEE subsection" style:family="paragraph" style:next-style-name="Standard">
      <style:paragraph-properties fo:margin-left="0.3937in" fo:margin-right="0in" fo:margin-top="0in" fo:margin-bottom="0.1807in" loext:contextual-spacing="false" style:line-height-at-least="0.1807in" fo:text-align="justify" style:justify-single-word="false" fo:keep-together="always" fo:orphans="2" fo:widows="2" fo:text-indent="-0.3937in" style:auto-text-indent="false" fo:keep-with-next="always"/>
      <style:text-properties style:use-window-font-color="true" style:font-name="Times" fo:font-family="Times" style:font-family-generic="roman" style:font-pitch="variable" fo:font-size="11pt" fo:language="de" fo:country="DE"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0pt"/>
    </style:style>
    <style:style style:name="IEEE_20_text" style:display-name="IEEE text" style:family="paragraph">
      <style:paragraph-properties fo:line-height="0.1665in" fo:text-align="justify" style:justify-single-word="false" fo:orphans="2" fo:widows="2"/>
      <style:text-properties style:use-window-font-color="true" style:font-name="Times" fo:font-family="Times"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EEE_20_title" style:display-name="IEEE title" style:family="paragraph" style:next-style-name="IEEE_20_author">
      <style:paragraph-properties fo:margin-top="0.361in" fo:margin-bottom="0.1945in" loext:contextual-spacing="false" style:line-height-at-least="0.1665in" fo:text-align="center" style:justify-single-word="false" fo:orphans="2" fo:widows="2"/>
      <style:text-properties style:use-window-font-color="true" style:font-name="Times" fo:font-family="Times" style:font-family-generic="roman" style:font-pitch="variable" fo:font-size="14pt" fo:language="de" fo:country="D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IFAC_20_abstract" style:display-name="IFAC abstract" style:family="paragraph" style:next-style-name="Standard">
      <style:paragraph-properties fo:margin-left="0.472in" fo:margin-right="0.472in" fo:margin-top="0.1945in" fo:margin-bottom="0in" loext:contextual-spacing="false" style:line-height-at-least="0.1528in" fo:text-align="justify" style:justify-single-word="false" fo:orphans="2" fo:widows="2" fo:text-indent="0in" style:auto-text-indent="false"/>
      <style:text-properties style:use-window-font-color="true" style:font-name="Times" fo:font-family="Times" style:font-family-generic="roman" style:font-pitch="variable" fo:font-size="9pt" fo:language="de" fo:country="DE"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IFAC_20_address" style:display-name="IFAC address" style:family="paragraph" style:next-style-name="IFAC_20_abstract">
      <style:paragraph-properties fo:margin-left="0.472in" fo:margin-right="0.472in" fo:margin-top="0.1181in" fo:margin-bottom="0in" loext:contextual-spacing="false" style:line-height-at-least="0.1528in" fo:orphans="2" fo:widows="2" fo:text-indent="0in" style:auto-text-indent="false">
        <style:tab-stops>
          <style:tab-stop style:position="0.2083in"/>
        </style:tab-stops>
      </style:paragraph-properties>
      <style:text-properties style:use-window-font-color="true" style:font-name="Times" fo:font-family="Times" style:font-family-generic="roman" style:font-pitch="variable" fo:font-size="9pt" fo:language="de" fo:country="DE"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10pt"/>
    </style:style>
    <style:style style:name="IFAC_20_author" style:display-name="IFAC author" style:family="paragraph" style:next-style-name="IFAC_20_address">
      <style:paragraph-properties fo:margin-left="0.472in" fo:margin-right="0.472in" fo:margin-top="0.1945in" fo:margin-bottom="0in" loext:contextual-spacing="false" style:line-height-at-least="0.1945in" fo:orphans="2" fo:widows="2" fo:text-indent="0in" style:auto-text-indent="false"/>
      <style:text-properties fo:text-transform="uppercase" style:use-window-font-color="true" style:font-name="Times" fo:font-family="Times" style:font-family-generic="roman" style:font-pitch="variable" fo:font-size="10pt" fo:language="de" fo:country="DE"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IFAC_20_enumeration" style:display-name="IFAC enumeration" style:family="paragraph">
      <style:paragraph-properties fo:margin-left="0.1575in" fo:margin-right="0in" style:line-height-at-least="0.1665in" fo:text-align="justify" style:justify-single-word="false" fo:orphans="2" fo:widows="2" fo:text-indent="-0.1575in" style:auto-text-indent="false"/>
      <style:text-properties style:use-window-font-color="true" style:font-name="Times" fo:font-family="Times"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FAC_20_figure_20__26__20_description" style:display-name="IFAC figure &amp; description" style:family="paragraph" style:next-style-name="Standard">
      <style:paragraph-properties fo:margin-top="0.1665in" fo:margin-bottom="0.1665in" loext:contextual-spacing="false" fo:text-align="justify" style:justify-single-word="false" fo:keep-together="always" fo:orphans="2" fo:widows="2"/>
      <style:text-properties style:use-window-font-color="true" style:font-name="Times" fo:font-family="Times"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FAC_20_header" style:display-name="IFAC header" style:family="paragraph">
      <style:paragraph-properties fo:text-align="justify" style:justify-single-word="false" fo:keep-together="always" fo:orphans="2" fo:widows="2">
        <style:tab-stops>
          <style:tab-stop style:position="3.139in" style:type="center"/>
          <style:tab-stop style:position="6.278in" style:type="right"/>
        </style:tab-stops>
      </style:paragraph-properties>
      <style:text-properties style:use-window-font-color="true" style:font-name="Times" fo:font-family="Times"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FAC_20_key_20_words" style:display-name="IFAC key words" style:family="paragraph" style:next-style-name="Standard">
      <style:paragraph-properties fo:margin-left="0.472in" fo:margin-right="0.472in" fo:margin-top="0.1945in" fo:margin-bottom="0.611in" loext:contextual-spacing="false" style:line-height-at-least="0.1528in" fo:text-align="justify" style:justify-single-word="false" fo:orphans="2" fo:widows="2" fo:text-indent="0in" style:auto-text-indent="false"/>
      <style:text-properties style:use-window-font-color="true" style:font-name="Times" fo:font-family="Times" style:font-family-generic="roman" style:font-pitch="variable" fo:font-size="9pt" fo:language="de" fo:country="DE"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IFAC_20_references" style:display-name="IFAC references" style:family="paragraph">
      <style:paragraph-properties fo:margin-left="0.0783in" fo:margin-right="0in" fo:text-align="justify" style:justify-single-word="false" fo:keep-together="always" fo:orphans="2" fo:widows="2" fo:text-indent="-0.0783in" style:auto-text-indent="false">
        <style:tab-stops>
          <style:tab-stop style:position="0.2547in"/>
        </style:tab-stops>
      </style:paragraph-properties>
      <style:text-properties style:use-window-font-color="true" style:font-name="Times" fo:font-family="Times" style:font-family-generic="roman" style:font-pitch="variable" fo:font-size="9pt" fo:language="de" fo:country="DE"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IFAC_20_section" style:display-name="IFAC section" style:family="paragraph" style:next-style-name="Standard">
      <style:paragraph-properties fo:margin-left="0.389in" fo:margin-right="0in" fo:margin-top="0in" fo:margin-bottom="0.1945in" loext:contextual-spacing="false" style:line-height-at-least="0.1945in" fo:text-align="center" style:justify-single-word="false" fo:keep-together="always" fo:orphans="2" fo:widows="2" fo:text-indent="-0.3937in" style:auto-text-indent="false" fo:keep-with-next="always"/>
      <style:text-properties fo:text-transform="uppercase" style:use-window-font-color="true" style:font-name="Times" fo:font-family="Times"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FAC_20_subsection" style:display-name="IFAC subsection" style:family="paragraph" style:next-style-name="Standard">
      <style:paragraph-properties fo:margin-top="0in" fo:margin-bottom="0.1807in" loext:contextual-spacing="false" style:line-height-at-least="0.1807in" fo:keep-together="always" fo:orphans="2" fo:widows="2" fo:keep-with-next="always"/>
      <style:text-properties style:use-window-font-color="true" style:font-name="Times" fo:font-family="Times" style:font-family-generic="roman" style:font-pitch="variable" fo:font-size="10pt" fo:language="de" fo:country="DE" style:text-underline-style="solid" style:text-underline-width="auto" style:text-underline-color="font-colo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FAC_20_text" style:display-name="IFAC text" style:family="paragraph">
      <style:paragraph-properties fo:line-height="0.1665in" fo:text-align="justify" style:justify-single-word="false" fo:orphans="2" fo:widows="2"/>
      <style:text-properties style:use-window-font-color="true" style:font-name="Times" fo:font-family="Times"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FAC_20_title" style:display-name="IFAC title" style:family="paragraph" style:next-style-name="IFAC_20_author">
      <style:paragraph-properties fo:margin-left="0.472in" fo:margin-right="0.472in" fo:margin-top="1.0972in" fo:margin-bottom="0in" loext:contextual-spacing="false" style:line-height-at-least="0.222in" fo:orphans="2" fo:widows="2" fo:text-indent="0in" style:auto-text-indent="false"/>
      <style:text-properties fo:text-transform="uppercase" style:use-window-font-color="true" style:font-name="Times" fo:font-family="Times" style:font-family-generic="roman" style:font-pitch="variable" fo:font-size="14pt" fo:language="de" fo:country="D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Formel" style:family="paragraph" style:parent-style-name="Caption" style:master-page-name="">
      <loext:graphic-properties draw:fill="none" draw:fill-color="#99ccff"/>
      <style:paragraph-properties style:page-number="auto" fo:background-color="transparent">
        <style:tab-stops/>
      </style:paragraph-properties>
    </style:style>
    <style:style style:name="Dipl_20_Abbildung" style:display-name="Dipl Abbildung" style:family="paragraph" style:parent-style-name="Dipl_20_Standart" style:next-style-name="Dipl_20_Text" style:master-page-name="">
      <loext:graphic-properties draw:fill="none" draw:fill-color="#99ccff"/>
      <style:paragraph-properties fo:margin-left="0.8445in" fo:margin-right="0in" fo:margin-top="0.0398in" fo:margin-bottom="0.0398in" loext:contextual-spacing="false" fo:text-align="justify" style:justify-single-word="false" fo:text-indent="-0.822in" style:auto-text-indent="false" style:page-number="auto" fo:background-color="transparent" style:vertical-align="bottom">
        <style:tab-stops/>
      </style:paragraph-properties>
      <style:text-properties fo:font-size="12pt" fo:font-style="normal"/>
    </style:style>
    <style:style style:name="Dipl_20_InhVerz_20_Überschrift_20_1" style:display-name="Dipl InhVerz Überschrift 1" style:family="paragraph" style:parent-style-name="Dipl_20_Überschrift" style:next-style-name="Dipl_20_Text" style:default-outline-level="1" style:master-page-name="">
      <loext:graphic-properties draw:fill="none" draw:fill-color="#99ccff"/>
      <style:paragraph-properties fo:margin-left="0in" fo:margin-right="0in" fo:margin-top="0.1181in" fo:margin-bottom="0.1181in" loext:contextual-spacing="false" fo:keep-together="always" fo:orphans="0" fo:widows="0" fo:text-indent="0in" style:auto-text-indent="false" style:page-number="auto" fo:break-before="auto" fo:break-after="auto" fo:background-color="transparent" fo:keep-with-next="always" text:number-lines="false" text:line-number="0">
        <style:tab-stops/>
      </style:paragraph-properties>
      <style:text-properties fo:font-size="16pt" fo:font-weight="bold" style:font-size-asian="18pt" style:font-weight-asian="bold" style:font-size-complex="18pt" style:font-weight-complex="bold"/>
    </style:style>
    <style:style style:name="Dipl_20_InhVerz_20_Überschrift_20_2" style:display-name="Dipl InhVerz Überschrift 2" style:family="paragraph" style:parent-style-name="Dipl_20_Überschrift" style:next-style-name="Dipl_20_Text" style:default-outline-level="2">
      <style:paragraph-properties fo:margin-top="0.0783in" fo:margin-bottom="0.0783in" loext:contextual-spacing="false"/>
      <style:text-properties fo:font-size="13pt" fo:font-weight="bold" style:font-size-asian="16pt" style:font-weight-asian="bold" style:font-size-complex="16pt" style:font-weight-complex="bold"/>
    </style:style>
    <style:style style:name="Dipl_20_InhVerz_20_Überschrift_20_3" style:display-name="Dipl InhVerz Überschrift 3" style:family="paragraph" style:parent-style-name="Dipl_20_Überschrift" style:next-style-name="Dipl_20_Text" style:default-outline-level="3">
      <style:paragraph-properties fo:margin-top="0.0783in" fo:margin-bottom="0.0783in" loext:contextual-spacing="false"/>
      <style:text-properties fo:font-size="12pt" fo:font-weight="bold"/>
    </style:style>
    <style:style style:name="Dipl_20_Literaturverzeichnis" style:display-name="Dipl Literaturverzeichnis" style:family="paragraph" style:parent-style-name="Bibliography_20_1">
      <style:paragraph-properties fo:margin-left="0.5374in" fo:margin-right="0in" fo:text-indent="-0.5264in" style:auto-text-indent="false">
        <style:tab-stops/>
      </style:paragraph-properties>
    </style:style>
    <style:style style:name="Dipl_20_Standart" style:display-name="Dipl Standart" style:family="paragraph" style:master-page-name="">
      <style:paragraph-properties fo:text-align="justify" style:justify-single-word="false" style:page-number="auto" fo:keep-with-next="always"/>
      <style:text-properties style:font-name="Times New Roman1" fo:font-family="'Times New Roman'" style:font-style-name="Standard" style:font-family-generic="roman" style:font-pitch="variable" fo:font-size="12pt" fo:font-style="normal"/>
    </style:style>
    <style:style style:name="Dipl_20_Überschrift" style:display-name="Dipl Überschrift" style:family="paragraph" style:parent-style-name="Dipl_20_Standart" style:next-style-name="Dipl_20_Text" style:master-page-name="">
      <style:paragraph-properties style:page-number="auto" fo:keep-with-next="always"/>
    </style:style>
    <style:style style:name="Dipl_20_Überschrift_20_1" style:display-name="Dipl Überschrift 1" style:family="paragraph" style:parent-style-name="Dipl_20_Überschrift" style:next-style-name="Dipl_20_Text">
      <style:paragraph-properties fo:margin-left="0.3154in" fo:margin-right="0in" fo:margin-top="0in" fo:margin-bottom="0.5902in" loext:contextual-spacing="false" fo:text-indent="0in" style:auto-text-indent="false"/>
      <style:text-properties fo:font-size="18pt" fo:font-weight="bold"/>
    </style:style>
    <style:style style:name="Dipl_20_Überschrift_20_2" style:display-name="Dipl Überschrift 2" style:family="paragraph" style:parent-style-name="Dipl_20_Überschrift" style:next-style-name="Dipl_20_Text">
      <style:paragraph-properties fo:margin-left="0in" fo:margin-right="0.1575in" fo:margin-top="0in" fo:margin-bottom="0.1575in" loext:contextual-spacing="false" fo:text-indent="0in" style:auto-text-indent="false"/>
      <style:text-properties fo:font-size="16pt" fo:font-weight="bold"/>
    </style:style>
    <style:style style:name="Dipl_20_Überschrift_20_3" style:display-name="Dipl Überschrift 3" style:family="paragraph" style:parent-style-name="Dipl_20_Überschrift" style:next-style-name="Dipl_20_Text">
      <style:paragraph-properties fo:margin-left="0in" fo:margin-right="0.1575in" fo:margin-top="0.0783in" fo:margin-bottom="0.0783in" loext:contextual-spacing="false" fo:text-indent="0in" style:auto-text-indent="false"/>
      <style:text-properties fo:font-size="12pt" fo:font-weight="bold"/>
    </style:style>
    <style:style style:name="Dipl_20_Text" style:display-name="Dipl Text" style:family="paragraph" style:parent-style-name="Dipl_20_Standart" style:master-page-name="">
      <style:paragraph-properties fo:margin-top="0in" fo:margin-bottom="0.0591in" loext:contextual-spacing="false" fo:line-height="100%" fo:orphans="2" fo:widows="2" fo:hyphenation-ladder-count="no-limit" style:page-number="auto" fo:break-before="auto" fo:break-after="auto" fo:keep-with-next="auto"/>
      <style:text-properties fo:hyphenate="true" fo:hyphenation-remain-char-count="2" fo:hyphenation-push-char-count="2"/>
    </style:style>
    <style:style style:name="Dipl_20_Fußnote" style:display-name="Dipl Fußnote" style:family="paragraph" style:parent-style-name="Dipl_20_Standart" style:master-page-name="">
      <style:paragraph-properties fo:margin-left="0in" fo:margin-right="0in" fo:text-indent="0in" style:auto-text-indent="false" style:page-number="auto"/>
      <style:text-properties fo:font-size="9pt"/>
    </style:style>
    <style:style style:name="Dipl_20_Überschrift_20_Absatz" style:display-name="Dipl Überschrift Absatz" style:family="paragraph" style:parent-style-name="Dipl_20_Überschrift" style:next-style-name="Dipl_20_Text" style:master-page-name="">
      <style:paragraph-properties fo:margin-top="0.0783in" fo:margin-bottom="0in" loext:contextual-spacing="false" fo:keep-together="auto" fo:orphans="2" fo:widows="2" style:page-number="auto" fo:keep-with-next="always"/>
      <style:text-properties fo:font-style="italic"/>
    </style:style>
    <style:style style:name="Abb." style:family="paragraph" style:parent-style-name="Caption"/>
    <style:style style:name="Dipl_20_Tabelle_20_Beschriftung" style:display-name="Dipl Tabelle Beschriftung" style:family="paragraph" style:parent-style-name="Dipl_20_Standart" style:next-style-name="Dipl_20_Text" style:master-page-name="">
      <style:paragraph-properties fo:margin-left="0.8465in" fo:margin-right="0in" fo:margin-top="0.0783in" fo:margin-bottom="0.1181in" loext:contextual-spacing="false" fo:text-indent="-0.8228in" style:auto-text-indent="false" style:page-number="auto">
        <style:tab-stops/>
      </style:paragraph-properties>
      <style:text-properties fo:font-size="12pt"/>
    </style:style>
    <style:style style:name="Tabl." style:family="paragraph" style:parent-style-name="Caption"/>
    <style:style style:name="Dipl_20_Code" style:display-name="Dipl Code" style:family="paragraph" style:parent-style-name="Dipl_20_Text" style:list-style-name="Dipl_20_Code_20_Nummerierung" style:master-page-name="">
      <style:paragraph-properties fo:margin-left="0.1181in" fo:margin-right="0in" fo:margin-top="0in" fo:margin-bottom="0in" loext:contextual-spacing="false" fo:text-align="start" style:justify-single-word="false" fo:hyphenation-ladder-count="no-limit" fo:text-indent="0in" style:auto-text-indent="false" style:page-number="auto"/>
      <style:text-properties style:font-name="Courier New1" fo:font-family="'Courier New'" style:font-style-name="Standard" style:font-family-generic="modern" style:font-pitch="fixed" fo:font-size="11pt" fo:hyphenate="false" fo:hyphenation-remain-char-count="2" fo:hyphenation-push-char-count="2"/>
    </style:style>
    <style:style style:name="Bsp." style:family="paragraph" style:parent-style-name="Caption"/>
    <style:style style:name="Fig." style:family="paragraph" style:parent-style-name="Caption"/>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Absatz-Standardschriftart" style:family="text"/>
    <style:style style:name="Dipl_20_Kursiv" style:display-name="Dipl Kursiv" style:family="text" style:parent-style-name="Dipl_20_Normal">
      <style:text-properties fo:font-style="italic"/>
    </style:style>
    <style:style style:name="Dipl_20_Fett" style:display-name="Dipl Fett" style:family="text" style:parent-style-name="Dipl_20_Normal">
      <style:text-properties fo:font-weight="bold"/>
    </style:style>
    <style:style style:name="Dipl_20_Normal" style:display-name="Dipl Normal" style:family="text">
      <style:text-properties fo:font-size="12pt"/>
    </style:style>
    <style:style style:name="Frame" style:family="graphic">
      <style:graphic-properties svg:width="6.1083in" fo:min-height="1.6327in" text:anchor-type="paragraph" svg:x="-0.0055in" svg:y="0in" style:wrap="none" style:vertical-pos="from-top" style:vertical-rel="paragraph" style:horizontal-pos="center" style:horizontal-rel="page-content" fo:background-color="transparent" draw:fill="none" draw:fill-color="#99ccff" fo:padding="0in" fo:border="none" style:shadow="none" draw:shadow-opacity="100%">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Dpl_20_Abbildungsrahmen" style:display-name="Dpl Abbildungsrahmen" style:family="graphic">
      <style:graphic-properties svg:width="6.3661in" fo:min-height="3.9366in" text:anchor-type="paragraph" svg:x="0.0055in" svg:y="0.1575in" fo:margin-left="3.1374in" fo:margin-right="0in" fo:margin-top="0.1575in" fo:margin-bottom="0.1575in" style:wrap="none" style:vertical-pos="top" style:vertical-rel="paragraph" style:horizontal-pos="center" style:horizontal-rel="page-content" fo:background-color="transparent" draw:fill="none" draw:fill-color="#99ccff" fo:padding="0in" fo:border="none" style:shadow="none" draw:shadow-opacity="100%">
        <style:columns fo:column-count="1" fo:column-gap="0in"/>
      </style:graphic-properties>
    </style:style>
    <style:style style:name="Dpl_20_Abbildung" style:display-name="Dpl Abbildung" style:family="graphic">
      <style:graphic-properties svg:width="3.9366in" svg:height="2.7563in" text:anchor-type="paragraph" svg:x="1.0835in" svg:y="0in" fo:margin-left="0in" fo:margin-right="0in" fo:margin-top="0in" fo:margin-bottom="0.1181in" style:run-through="foreground" style:wrap="none" style:vertical-pos="top" style:vertical-rel="paragraph" style:horizontal-pos="center" style:horizontal-rel="paragraph" fo:background-color="transparent" draw:fill="none" draw:fill-color="#99ccff" fo:padding="0in" fo:border="none" style:shadow="none" draw:shadow-opacity="100%"/>
    </style:style>
    <style:style style:name="Dipl_20_Abbildung2" style:display-name="Dipl Abbildung2" style:family="graphic" style:parent-style-name="Dpl_20_Abbildung">
      <style:graphic-properties svg:width="3.9366in" svg:height="2.7563in" text:anchor-type="paragraph" fo:margin-top="0in" fo:margin-bottom="0in" style:wrap="run-through" style:number-wrapped-paragraphs="no-limit" fo:background-color="transparent" draw:fill="none" draw:fill-color="#99ccff" style:shadow="none" draw:shadow-opacity="100%">
        <style:columns fo:column-count="1" fo:column-gap="0in"/>
      </style:graphic-properties>
    </style:style>
    <text:outline-style style:name="Outline">
      <text:outline-level-style text:level="1" text:style-name="Strong_20_Emphasis" style:num-suffix="    " style:num-format="1">
        <style:list-level-properties/>
      </text:outline-level-style>
      <text:outline-level-style text:level="2" text:style-name="Strong_20_Emphasis" style:num-suffix="    " style:num-format="1" text:display-levels="2">
        <style:list-level-properties/>
      </text:outline-level-style>
      <text:outline-level-style text:level="3" text:style-name="Strong_20_Emphasis"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Dipl_20_Aufzählung" style:display-name="Dipl Aufzählung">
      <text:list-level-style-bullet text:level="1" text:style-name="Bullet_20_Symbols" text:bullet-char="●">
        <style:list-level-properties text:min-label-width="0.2362in"/>
        <style:text-properties style:font-name="Arial1"/>
      </text:list-level-style-bullet>
      <text:list-level-style-bullet text:level="2" text:style-name="Bullet_20_Symbols" text:bullet-char="●">
        <style:list-level-properties text:space-before="0.1972in" text:min-label-width="0.2362in"/>
        <style:text-properties style:font-name="Arial1"/>
      </text:list-level-style-bullet>
      <text:list-level-style-bullet text:level="3" text:style-name="Bullet_20_Symbols" text:bullet-char="●">
        <style:list-level-properties text:space-before="0.3937in" text:min-label-width="0.2362in"/>
        <style:text-properties style:font-name="Arial1"/>
      </text:list-level-style-bullet>
      <text:list-level-style-bullet text:level="4" text:style-name="Bullet_20_Symbols" text:bullet-char="●">
        <style:list-level-properties text:space-before="0.5909in" text:min-label-width="0.2362in"/>
        <style:text-properties style:font-name="Arial1"/>
      </text:list-level-style-bullet>
      <text:list-level-style-bullet text:level="5" text:style-name="Bullet_20_Symbols" text:bullet-char="●">
        <style:list-level-properties text:space-before="0.7874in" text:min-label-width="0.2362in"/>
        <style:text-properties style:font-name="Arial1"/>
      </text:list-level-style-bullet>
      <text:list-level-style-bullet text:level="6" text:style-name="Bullet_20_Symbols" text:bullet-char="●">
        <style:list-level-properties text:space-before="0.9846in" text:min-label-width="0.2362in"/>
        <style:text-properties style:font-name="Arial1"/>
      </text:list-level-style-bullet>
      <text:list-level-style-bullet text:level="7" text:style-name="Bullet_20_Symbols" text:bullet-char="●">
        <style:list-level-properties text:space-before="1.1811in" text:min-label-width="0.2362in"/>
        <style:text-properties style:font-name="Arial1"/>
      </text:list-level-style-bullet>
      <text:list-level-style-bullet text:level="8" text:style-name="Bullet_20_Symbols" text:bullet-char="●">
        <style:list-level-properties text:space-before="1.3783in" text:min-label-width="0.2362in"/>
        <style:text-properties style:font-name="Arial1"/>
      </text:list-level-style-bullet>
      <text:list-level-style-bullet text:level="9" text:style-name="Bullet_20_Symbols" text:bullet-char="●">
        <style:list-level-properties text:space-before="1.5748in" text:min-label-width="0.2362in"/>
        <style:text-properties style:font-name="Arial1"/>
      </text:list-level-style-bullet>
      <text:list-level-style-bullet text:level="10" text:style-name="Bullet_20_Symbols" text:bullet-char="●">
        <style:list-level-properties text:space-before="1.772in" text:min-label-width="0.2362in"/>
        <style:text-properties style:font-name="Arial1"/>
      </text:list-level-style-bullet>
    </text:list-style>
    <text:list-style style:name="Dipl_20_Code_20_Nummerierung" style:display-name="Dipl Code Nummerierung">
      <text:list-level-style-number text:level="1" style:num-prefix="(" style:num-suffix=")" style:num-format="1">
        <style:list-level-properties text:min-label-width="0.5902in"/>
      </text:list-level-style-number>
      <text:list-level-style-number text:level="2" style:num-prefix="(" style:num-suffix=")" style:num-format="1">
        <style:list-level-properties text:min-label-width="0.5902in"/>
      </text:list-level-style-number>
      <text:list-level-style-number text:level="3" style:num-prefix="(" style:num-suffix=")" style:num-format="1">
        <style:list-level-properties text:space-before="0.3937in" text:min-label-width="0.2953in" text:min-label-distance="0.2362in" fo:text-align="end"/>
      </text:list-level-style-number>
      <text:list-level-style-number text:level="4" style:num-prefix="(" style:num-suffix=")" style:num-format="1">
        <style:list-level-properties text:space-before="0.5909in" text:min-label-width="0.2953in" text:min-label-distance="0.2362in" fo:text-align="end"/>
      </text:list-level-style-number>
      <text:list-level-style-number text:level="5" style:num-prefix="(" style:num-suffix=")" style:num-format="1">
        <style:list-level-properties text:space-before="0.7874in" text:min-label-width="0.2953in" text:min-label-distance="0.2362in" fo:text-align="end"/>
      </text:list-level-style-number>
      <text:list-level-style-number text:level="6" style:num-prefix="(" style:num-suffix=")" style:num-format="1">
        <style:list-level-properties text:space-before="0.9846in" text:min-label-width="0.2953in" text:min-label-distance="0.2362in" fo:text-align="end"/>
      </text:list-level-style-number>
      <text:list-level-style-number text:level="7" style:num-prefix="(" style:num-suffix=")" style:num-format="1">
        <style:list-level-properties text:space-before="1.1811in" text:min-label-width="0.2953in" text:min-label-distance="0.2362in" fo:text-align="end"/>
      </text:list-level-style-number>
      <text:list-level-style-number text:level="8" style:num-prefix="(" style:num-suffix=")" style:num-format="1">
        <style:list-level-properties text:space-before="1.3783in" text:min-label-width="0.2953in" text:min-label-distance="0.2362in" fo:text-align="end"/>
      </text:list-level-style-number>
      <text:list-level-style-number text:level="9" style:num-prefix="(" style:num-suffix=")" style:num-format="1">
        <style:list-level-properties text:space-before="1.5748in" text:min-label-width="0.2953in" text:min-label-distance="0.2362in" fo:text-align="end"/>
      </text:list-level-style-number>
      <text:list-level-style-number text:level="10" style:num-prefix="(" style:num-suffix=")" style:num-format="1">
        <style:list-level-properties text:space-before="1.772in" text:min-label-width="0.2953in" text:min-label-distance="0.2362in" fo:text-align="end"/>
      </text:list-level-style-number>
    </text:list-style>
    <text:list-style style:name="Dipl_20_Aufzählung2" style:display-name="Dipl Aufzählung2">
      <text:list-level-style-number text:level="1" style:num-suffix="." style:num-format="1">
        <style:list-level-properties text:min-label-width="0.2362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by-position="false" text:sort-algorithm="alphanumeric" fo:language="de" fo:country="DE">
      <text:sort-key text:key="author" text:sort-ascending="true"/>
      <text:sort-key text:key="year" text:sort-ascending="true"/>
    </text:bibliography-configuration>
    <text:linenumbering-configuration text:number-lines="false" text:offset="0.1965in" style:num-format="1" text:number-position="left" text:increment="5"/>
  </office:styles>
  <office:automatic-styles>
    <style:style style:name="MP1" style:family="paragraph" style:parent-style-name="Standard">
      <style:paragraph-properties fo:line-height="100%"/>
      <style:text-properties fo:font-size="12pt" fo:font-style="italic" style:font-size-asian="12pt" style:font-style-asian="italic" style:font-size-complex="12pt" style:font-style-complex="italic"/>
    </style:style>
    <style:style style:name="MP2" style:family="paragraph" style:parent-style-name="Standard">
      <style:paragraph-properties fo:text-align="end" style:justify-single-word="false"/>
      <style:text-properties fo:font-size="12pt" fo:font-style="italic" style:font-size-asian="12pt" style:font-style-asian="italic" style:font-size-complex="12pt" style:font-style-complex="italic"/>
    </style:style>
    <style:style style:name="MP3" style:family="paragraph" style:parent-style-name="Dipl_20_Standart">
      <style:paragraph-properties fo:text-align="center" style:justify-single-word="false"/>
    </style:style>
    <style:style style:name="MP4" style:family="paragraph" style:parent-style-name="Dipl_20_Standart">
      <style:paragraph-properties fo:text-align="center" style:justify-single-word="false"/>
      <style:text-properties fo:font-size="12pt" style:font-size-asian="12pt" style:font-size-complex="12pt"/>
    </style:style>
    <style:style style:name="MP5" style:family="paragraph" style:parent-style-name="Standard" style:master-page-name="">
      <style:paragraph-properties fo:margin-left="0in" fo:margin-right="0in" fo:line-height="100%" fo:text-align="start" style:justify-single-word="false" fo:text-indent="0in" style:auto-text-indent="false" style:page-number="auto" style:shadow="none">
        <style:tab-stops>
          <style:tab-stop style:position="0in"/>
          <style:tab-stop style:position="6.3602in" style:type="right"/>
        </style:tab-stops>
      </style:paragraph-properties>
    </style:style>
    <style:style style:name="MP6" style:family="paragraph" style:parent-style-name="Standard">
      <style:paragraph-properties fo:text-align="start" style:justify-single-word="false">
        <style:tab-stops>
          <style:tab-stop style:position="0.0126in"/>
          <style:tab-stop style:position="6.3772in" style:type="right"/>
        </style:tab-stops>
      </style:paragraph-properties>
      <style:text-properties fo:font-size="12pt" style:font-size-asian="12pt" style:font-size-complex="12pt"/>
    </style:style>
    <style:style style:name="MP7" style:family="paragraph" style:parent-style-name="Dipl_20_Standart">
      <style:paragraph-properties fo:text-align="center" style:justify-single-word="false"/>
      <style:text-properties fo:font-size="9pt" style:font-size-asian="9pt" style:font-size-complex="9pt"/>
    </style:style>
    <style:style style:name="MP8" style:family="paragraph" style:parent-style-name="Dipl_20_Standart">
      <style:paragraph-properties fo:text-align="center" style:justify-single-word="false"/>
      <style:text-properties fo:font-size="8pt" style:font-size-asian="8pt" style:font-size-complex="8pt"/>
    </style:style>
    <style:style style:name="MP9" style:family="paragraph" style:parent-style-name="Header">
      <style:paragraph-properties fo:text-align="end" style:justify-single-word="false"/>
      <style:text-properties fo:font-size="12pt" fo:font-style="italic" style:font-size-asian="12pt" style:font-style-asian="italic" style:font-size-complex="12pt" style:font-style-complex="italic"/>
    </style:style>
    <style:style style:name="MP10" style:family="paragraph" style:parent-style-name="Header">
      <style:paragraph-properties fo:text-align="start" style:justify-single-word="false"/>
      <style:text-properties fo:font-size="12pt" fo:font-style="italic" style:font-size-asian="12pt" style:font-style-asian="italic" style:font-size-complex="12pt" style:font-style-complex="italic"/>
    </style:style>
    <style:style style:name="MP11" style:family="paragraph" style:parent-style-name="Footer">
      <style:paragraph-properties fo:text-align="center" style:justify-single-word="false"/>
      <style:text-properties fo:font-size="12pt" style:font-size-asian="12pt" style:font-size-complex="12pt"/>
    </style:style>
    <style:style style:name="MT1" style:family="text">
      <style:text-properties fo:font-size="10pt" fo:font-style="normal" fo:font-weight="normal" style:font-size-asian="10pt" style:font-style-asian="normal" style:font-weight-asian="normal" style:font-size-complex="10pt" style:font-style-complex="normal" style:font-weight-complex="normal"/>
    </style:style>
    <style:style style:name="MT2" style:family="text">
      <style:text-properties fo:font-size="10pt" fo:font-style="normal" fo:font-weight="normal" style:font-size-asian="10pt" style:font-style-asian="normal" style:font-weight-asian="normal" style:font-size-complex="10pt" style:font-style-complex="italic" style:font-weight-complex="normal"/>
    </style:style>
    <style:style style:name="MT3" style:family="text">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MT4" style:family="text">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T5" style:family="text">
      <style:text-properties style:font-name="Times New Roman" fo:font-size="10pt" fo:font-style="normal" fo:font-weight="normal" officeooo:rsid="000dfb3c" style:font-name-asian="Times New Roman" style:font-size-asian="10pt" style:font-style-asian="normal" style:font-weight-asian="normal" style:font-name-complex="Times New Roman" style:font-size-complex="10pt" style:font-style-complex="normal" style:font-weight-complex="normal"/>
    </style:style>
    <style:style style:name="MT6" style:family="text">
      <style:text-properties style:font-name="Times New Roman1"/>
    </style:style>
    <style:page-layout style:name="Mpm1" style:page-usage="mirrored">
      <style:page-layout-properties fo:page-width="8.2681in" fo:page-height="11.6929in" style:num-format="1" style:print-orientation="portrait" fo:margin-top="0.5902in" fo:margin-bottom="0.5902in" fo:margin-left="0.9839in" fo:margin-right="1.1811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118in" fo:margin-left="0in" fo:margin-right="0in" fo:margin-bottom="0.3154in" fo:border-top="none" fo:border-bottom="0.06pt solid #000000" fo:border-left="none" fo:border-right="none" fo:padding="0.0591in" fo:background-color="transparent" style:dynamic-spacing="false" draw:fill="none" draw:fill-color="#99ccff"/>
      </style:header-style>
      <style:footer-style>
        <style:header-footer-properties fo:min-height="0.5118in" fo:margin-left="0in" fo:margin-right="0in" fo:margin-top="0.3154in" fo:border="none" fo:padding="0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02in" fo:margin-bottom="0.5902in" fo:margin-left="0.9453in" fo:margin-right="0.9453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118in" fo:margin-left="0in" fo:margin-right="0in" fo:margin-bottom="0.3154in" fo:border-top="none" fo:border-bottom="0.06pt solid #000000" fo:border-left="none" fo:border-right="none" fo:padding="0.0591in" fo:background-color="transparent" style:dynamic-spacing="false" draw:fill="none" draw:fill-color="#99ccff"/>
      </style:header-style>
      <style:footer-style>
        <style:header-footer-properties fo:min-height="0.5118in" fo:margin-left="0in" fo:margin-right="0in" fo:margin-top="0.3154in" fo:border="none" fo:padding="0in" style:dynamic-spacing="false"/>
      </style:footer-style>
    </style:page-layout>
    <style:page-layout style:name="Mpm7">
      <style:page-layout-properties fo:page-width="8.2681in" fo:page-height="11.6929in" style:num-format="1" style:print-orientation="portrait" fo:margin-top="0.5902in" fo:margin-bottom="0.5902in" fo:margin-left="0.9453in" fo:margin-right="0.9453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5902in" fo:margin-bottom="0.5902in" fo:margin-left="0.9839in" fo:margin-right="1.181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0193in" style:dynamic-spacing="false"/>
      </style:header-style>
      <style:footer-style>
        <style:header-footer-properties fo:min-height="0.3929in" fo:margin-left="0in" fo:margin-right="0in" fo:margin-top="0.1965in"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chapter text:display="number-and-name" text:outline-level="2"/></text:p>
      </style:header>
      <style:header-left>
        <text:p text:style-name="MP2"><text:chapter text:display="number-and-name" text:outline-level="1"/></text:p>
      </style:header-left>
      <style:footer>
        <text:p text:style-name="MP3"><text:page-number text:select-page="current">0</text:page-number></text:p>
      </style:footer>
      <style:footer-left>
        <text:p text:style-name="MP4"><text:page-number text:select-page="current">0</text:page-number></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Footnote" style:page-layout-name="Mpm5"/>
    <style:master-page style:name="Endnote" style:page-layout-name="Mpm5"/>
    <style:master-page style:name="Dipl_20_Standart" style:display-name="Dipl Standart" style:page-layout-name="Mpm6">
      <style:header>
        <text:p text:style-name="MP5"><text:span text:style-name="MT1">CodeSubWars v</text:span><text:span text:style-name="MT1"><text:reference-ref text:reference-format="text" text:ref-name="Version">0.4.7b</text:reference-ref></text:span><text:span text:style-name="MT1"> Manual <text:s/><text:tab/> <text:s text:c="21"/></text:span><text:span text:style-name="MT2"><text:chapter text:display="number-and-name" text:outline-level="1">6    Background</text:chapter></text:span></text:p>
      </style:header>
      <style:footer>
        <text:p text:style-name="MP6"><text:span text:style-name="MT3"><text:date style:data-style-name="N84" text:date-value="2022-08-07T21:58:44.741000309">2022-08-07</text:date></text:span><text:span text:style-name="MT3">, </text:span><text:span text:style-name="MT4">©2005-20</text:span><text:span text:style-name="MT5">22</text:span><text:span text:style-name="MT4"> Andreas Rose <text:tab/> <text:s text:c="30"/></text:span><text:span text:style-name="MT4"><text:page-number text:select-page="current">12</text:page-number></text:span><text:span text:style-name="MT4">/</text:span><text:span text:style-name="MT4"><text:page-count>12</text:page-count></text:span></text:p>
      </style:footer>
    </style:master-page>
    <style:master-page style:name="Dipl_20_Titel" style:display-name="Dipl Titel" style:page-layout-name="Mpm7" style:next-style-name="Dipl_20_Standart">
      <style:footer>
        <text:p text:style-name="MP7">CHARITÉ UNIVERSITÄTSMEDIZIN BERLIN <text:span text:style-name="MT6">·</text:span> AUGUSTENBURGER PLATZ 1 <text:span text:style-name="MT6">· D - 13353 BERLIN</text:span></text:p>
        <text:p text:style-name="MP8">KLINIK FÜR MUND-, KIEFER- UND GESICHTSCHIRURGIE &amp; KLINISCHE NAVIGATION UND ROBOTIK </text:p>
        <text:p text:style-name="MP8">LEITUNG: PROF. DR. DR. JÜRGEN BIER &amp; PROF. DR. TIM LÜTH <text:span text:style-name="MT6">· INTERNET: WWW.CHARITE.DE/RV/MKG/SRL</text:span></text:p>
      </style:footer>
    </style:master-page>
    <style:master-page style:name="Dipl_20_Leer" style:display-name="Dipl Leer" style:page-layout-name="Mpm8" style:next-style-name="Dipl_20_Standart"/>
    <style:master-page style:name="Dipl_20_Inhalt" style:display-name="Dipl Inhalt" style:page-layout-name="Mpm9">
      <style:header>
        <text:p text:style-name="MP9">Inhalt</text:p>
      </style:header>
      <style:header-left>
        <text:p text:style-name="MP10">Inhalt</text:p>
      </style:header-left>
      <style:footer>
        <text:p text:style-name="MP1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03-07-24T12:24:39</meta:creation-date>
    <dc:date>2022-08-05T14:47:22.591000000</dc:date>
    <meta:print-date>2007-01-02T14:11:48</meta:print-date>
    <dc:language>de-DE</dc:language>
    <meta:editing-cycles>2630</meta:editing-cycles>
    <meta:editing-duration>P23DT15H22M6S</meta:editing-duration>
    <meta:document-statistic meta:table-count="0" meta:image-count="7" meta:object-count="0" meta:page-count="12" meta:paragraph-count="219" meta:word-count="3512" meta:character-count="22217" meta:non-whitespace-character-count="18543"/>
    <meta:user-defined meta:name="Info 1"/>
    <meta:user-defined meta:name="Info 2"/>
    <meta:user-defined meta:name="Info 3"/>
    <meta:user-defined meta:name="Info 4"/>
  </office:meta>
</office:document-meta>
</file>

<file path=Basic/Standard/Datum.xml><?xml version="1.0" encoding="utf-8"?>
<!DOCTYPE module  PUBLIC '-//OpenOffice.org//DTD OfficeDocument 1.0//EN'  'module.dtd'>
<script:module xmlns:script="http://openoffice.org/2000/script" script:name="Datum" script:language="StarBasic">Sub Datum
Rem 
Rem Public Sub MAIN()
Rem WordBasic.InsertDateTime DateTimePic:="tttt, t. MMMM jjjj", InsertAsField:=0
Rem End Sub
Rem 
End Sub</script:module>
</file>

<file path=Basic/Standard/SpracheDeutsch.xml><?xml version="1.0" encoding="utf-8"?>
<!DOCTYPE module  PUBLIC '-//OpenOffice.org//DTD OfficeDocument 1.0//EN'  'module.dtd'>
<script:module xmlns:script="http://openoffice.org/2000/script" script:name="SpracheDeutsch" script:language="StarBasic">Sub SpracheDeutsch
Rem 
Rem Public Sub MAIN()
Rem WordBasic.ToolsLanguage Language:="Deutsch"
Rem End Sub
Rem 
End Sub</script:module>
</file>

<file path=Basic/Standard/SpracheEnglischNA.xml><?xml version="1.0" encoding="utf-8"?>
<!DOCTYPE module  PUBLIC '-//OpenOffice.org//DTD OfficeDocument 1.0//EN'  'module.dtd'>
<script:module xmlns:script="http://openoffice.org/2000/script" script:name="SpracheEnglischNA" script:language="StarBasic">Sub SpracheEnglischNA
Rem 
Rem Public Sub MAIN()
Rem WordBasic.ToolsLanguage Language:="English (US)"
Rem End Sub
Rem 
End Sub</script:module>
</file>

<file path=Basic/Standard/ThisDocument.xml><?xml version="1.0" encoding="utf-8"?>
<!DOCTYPE module  PUBLIC '-//OpenOffice.org//DTD OfficeDocument 1.0//EN'  'module.dtd'>
<script:module xmlns:script="http://openoffice.org/2000/script" script:name="ThisDocument" script:language="StarBasic">Sub ThisDocument
Rem 
End Sub</script:module>
</file>

<file path=Basic/Standard/Trennblatt.xml><?xml version="1.0" encoding="utf-8"?>
<!DOCTYPE module  PUBLIC '-//OpenOffice.org//DTD OfficeDocument 1.0//EN'  'module.dtd'>
<script:module xmlns:script="http://openoffice.org/2000/script" script:name="Trennblatt" script:language="StarBasic">Sub Trennblatt
Rem 
Rem Public Sub MAIN()
Rem WordBasic.EditCopy
Rem WordBasic.FileNew Template:="\\MKG1\VOL2\USER\ROB-USER\SRL Dokumente\Vorlagen\Sonstiges\SRL-Trennblatt.doc", NewTemplate:=0
Rem WordBasic.EndOfDocument 1
Rem WordBasic.EditPaste
Rem WordBasic.StartOfLine 1
Rem WordBasic.StartOfDocument 1
Rem WordBasic.Style "Trennblatt 2"
Rem End Sub
Rem 
End Sub</script:module>
</file>

<file path=Basic/Standard/Uhrzeit.xml><?xml version="1.0" encoding="utf-8"?>
<!DOCTYPE module  PUBLIC '-//OpenOffice.org//DTD OfficeDocument 1.0//EN'  'module.dtd'>
<script:module xmlns:script="http://openoffice.org/2000/script" script:name="Uhrzeit" script:language="StarBasic">Sub Uhrzeit
Rem 
Rem Public Sub MAIN()
Rem WordBasic.InsertDateTime DateTimePic:="HH:mm", InsertAsField:=0
Rem End Sub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SpracheEnglischNA"/>
  <library:element library:name="SpracheDeutsch"/>
  <library:element library:name="Trennblatt"/>
  <library:element library:name="Uhrzeit"/>
  <library:element library:name="Datu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